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"/>
  <manifest:file-entry manifest:media-type="" manifest:full-path="Object 21/statusbar/"/>
  <manifest:file-entry manifest:media-type="" manifest:full-path="Object 21/floater/"/>
  <manifest:file-entry manifest:media-type="" manifest:full-path="Object 21/popupmenu/"/>
  <manifest:file-entry manifest:media-type="text/xml" manifest:full-path="Object 21/content.xml"/>
  <manifest:file-entry manifest:media-type="" manifest:full-path="Object 21/progressbar/"/>
  <manifest:file-entry manifest:media-type="" manifest:full-path="Object 21/menubar/"/>
  <manifest:file-entry manifest:media-type="" manifest:full-path="Object 21/toolbar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"/>
  <manifest:file-entry manifest:media-type="" manifest:full-path="Object 22/statusbar/"/>
  <manifest:file-entry manifest:media-type="" manifest:full-path="Object 22/floater/"/>
  <manifest:file-entry manifest:media-type="" manifest:full-path="Object 22/popupmenu/"/>
  <manifest:file-entry manifest:media-type="text/xml" manifest:full-path="Object 22/content.xml"/>
  <manifest:file-entry manifest:media-type="" manifest:full-path="Object 22/progressbar/"/>
  <manifest:file-entry manifest:media-type="" manifest:full-path="Object 22/menubar/"/>
  <manifest:file-entry manifest:media-type="" manifest:full-path="Object 22/toolbar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"/>
  <manifest:file-entry manifest:media-type="" manifest:full-path="Object 23/statusbar/"/>
  <manifest:file-entry manifest:media-type="" manifest:full-path="Object 23/floater/"/>
  <manifest:file-entry manifest:media-type="" manifest:full-path="Object 23/popupmenu/"/>
  <manifest:file-entry manifest:media-type="text/xml" manifest:full-path="Object 23/content.xml"/>
  <manifest:file-entry manifest:media-type="" manifest:full-path="Object 23/progressbar/"/>
  <manifest:file-entry manifest:media-type="" manifest:full-path="Object 23/menubar/"/>
  <manifest:file-entry manifest:media-type="" manifest:full-path="Object 23/toolbar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statusbar/"/>
  <manifest:file-entry manifest:media-type="" manifest:full-path="Object 6/accelerator/"/>
  <manifest:file-entry manifest:media-type="" manifest:full-path="Object 6/floater/"/>
  <manifest:file-entry manifest:media-type="" manifest:full-path="Object 6/popupmenu/"/>
  <manifest:file-entry manifest:media-type="text/xml" manifest:full-path="Object 6/content.xml"/>
  <manifest:file-entry manifest:media-type="" manifest:full-path="Object 6/progressbar/"/>
  <manifest:file-entry manifest:media-type="" manifest:full-path="Object 6/menubar/"/>
  <manifest:file-entry manifest:media-type="" manifest:full-path="Object 6/toolbar/"/>
  <manifest:file-entry manifest:media-type="" manifest:full-path="Object 6/images/Bitmaps/"/>
  <manifest:file-entry manifest:media-type="" manifest:full-path="Object 6/images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" manifest:full-path="Object 7/statusba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menubar/"/>
  <manifest:file-entry manifest:media-type="" manifest:full-path="Object 7/toolbar/"/>
  <manifest:file-entry manifest:media-type="" manifest:full-path="Object 7/images/Bitmaps/"/>
  <manifest:file-entry manifest:media-type="" manifest:full-path="Object 7/images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" manifest:full-path="Object 8/statusbar/"/>
  <manifest:file-entry manifest:media-type="" manifest:full-path="Object 8/accelerator/"/>
  <manifest:file-entry manifest:media-type="" manifest:full-path="Object 8/floater/"/>
  <manifest:file-entry manifest:media-type="" manifest:full-path="Object 8/popupmenu/"/>
  <manifest:file-entry manifest:media-type="text/xml" manifest:full-path="Object 8/content.xml"/>
  <manifest:file-entry manifest:media-type="" manifest:full-path="Object 8/progressbar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statusbar/"/>
  <manifest:file-entry manifest:media-type="" manifest:full-path="Object 9/accelerator/"/>
  <manifest:file-entry manifest:media-type="" manifest:full-path="Object 9/floater/"/>
  <manifest:file-entry manifest:media-type="" manifest:full-path="Object 9/popupmenu/"/>
  <manifest:file-entry manifest:media-type="text/xml" manifest:full-path="Object 9/content.xml"/>
  <manifest:file-entry manifest:media-type="" manifest:full-path="Object 9/progressbar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Tahoma1" svg:font-family="Tahoma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ans2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ejaVu Sans1" fo:font-size="12pt" fo:font-weight="normal" officeooo:paragraph-rsid="002bd9f5" style:font-name-asian="DejaVu Sans1" style:font-size-asian="12pt" style:font-weight-asian="normal" style:font-name-complex="DejaVu Sans1" style:font-size-complex="12pt" style:font-weight-complex="normal"/>
    </style:style>
    <style:style style:name="P2" style:family="paragraph" style:parent-style-name="Standard">
      <style:text-properties style:font-name="DejaVu Sans1" fo:font-size="12pt" fo:font-style="normal" fo:font-weight="normal" officeooo:paragraph-rsid="0031ca4a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3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57826" officeooo:paragraph-rsid="0029c958" style:font-name-asian="DejaVu Sans1" style:font-size-asian="12pt" style:font-weight-asian="normal" style:font-name-complex="DejaVu Sans1" style:font-size-complex="12pt" style:font-weight-complex="normal"/>
    </style:style>
    <style:style style:name="P4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57826" officeooo:paragraph-rsid="002aa4b8" style:font-name-asian="DejaVu Sans1" style:font-size-asian="12pt" style:font-weight-asian="normal" style:font-name-complex="DejaVu Sans1" style:font-size-complex="12pt" style:font-weight-complex="normal"/>
    </style:style>
    <style:style style:name="P5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57826" officeooo:paragraph-rsid="002bd9f5" style:font-name-asian="DejaVu Sans1" style:font-size-asian="12pt" style:font-weight-asian="normal" style:font-name-complex="DejaVu Sans1" style:font-size-complex="12pt" style:font-weight-complex="normal"/>
    </style:style>
    <style:style style:name="P6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57826" officeooo:paragraph-rsid="002bf71b" style:font-name-asian="DejaVu Sans1" style:font-size-asian="12pt" style:font-weight-asian="normal" style:font-name-complex="DejaVu Sans1" style:font-size-complex="12pt" style:font-weight-complex="normal"/>
    </style:style>
    <style:style style:name="P7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57826" officeooo:paragraph-rsid="002d5d2c" style:font-name-asian="DejaVu Sans1" style:font-size-asian="12pt" style:font-weight-asian="normal" style:font-name-complex="DejaVu Sans1" style:font-size-complex="12pt" style:font-weight-complex="normal"/>
    </style:style>
    <style:style style:name="P8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57826" officeooo:paragraph-rsid="002f23df" style:font-name-asian="DejaVu Sans1" style:font-size-asian="12pt" style:font-weight-asian="normal" style:font-name-complex="DejaVu Sans1" style:font-size-complex="12pt" style:font-weight-complex="normal"/>
    </style:style>
    <style:style style:name="P9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57826" officeooo:paragraph-rsid="0030505e" style:font-name-asian="DejaVu Sans1" style:font-size-asian="12pt" style:font-weight-asian="normal" style:font-name-complex="DejaVu Sans1" style:font-size-complex="12pt" style:font-weight-complex="normal"/>
    </style:style>
    <style:style style:name="P10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57826" officeooo:paragraph-rsid="0033847a" style:font-name-asian="DejaVu Sans1" style:font-size-asian="12pt" style:font-weight-asian="normal" style:font-name-complex="DejaVu Sans1" style:font-size-complex="12pt" style:font-weight-complex="normal"/>
    </style:style>
    <style:style style:name="P11" style:family="paragraph" style:parent-style-name="Standard">
      <style:text-properties style:use-window-font-color="true" style:text-position="0% 100%" style:font-name="DejaVu Sans1" fo:font-size="12pt" fo:language="sv" fo:country="SE" fo:font-weight="bold" officeooo:rsid="00257826" officeooo:paragraph-rsid="0029c958" style:font-name-asian="DejaVu Sans1" style:font-size-asian="12pt" style:font-weight-asian="bold" style:font-name-complex="DejaVu Sans1" style:font-size-complex="12pt" style:font-weight-complex="bold"/>
    </style:style>
    <style:style style:name="P12" style:family="paragraph" style:parent-style-name="Standard">
      <style:text-properties style:use-window-font-color="true" style:text-position="0% 100%" style:font-name="DejaVu Sans1" fo:font-size="12pt" fo:language="sv" fo:country="SE" fo:font-style="normal" style:text-underline-style="none" fo:font-weight="normal" officeooo:rsid="00257826" officeooo:paragraph-rsid="002bf71b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13" style:family="paragraph" style:parent-style-name="Standard">
      <style:text-properties style:use-window-font-color="true" style:text-position="0% 100%" style:font-name="DejaVu Sans1" fo:font-size="12pt" fo:language="sv" fo:country="SE" fo:font-style="normal" style:text-underline-style="none" fo:font-weight="normal" officeooo:rsid="00257826" officeooo:paragraph-rsid="0031ca4a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14" style:family="paragraph" style:parent-style-name="Standard">
      <style:text-properties style:use-window-font-color="true" style:text-position="0% 100%" style:font-name="DejaVu Sans Mono" fo:font-size="12pt" fo:language="sv" fo:country="SE" fo:font-weight="normal" officeooo:rsid="00257826" officeooo:paragraph-rsid="002aa4b8" style:font-name-asian="DejaVu Sans1" style:font-size-asian="12pt" style:font-weight-asian="normal" style:font-name-complex="DejaVu Sans1" style:font-size-complex="12pt" style:font-weight-complex="normal"/>
    </style:style>
    <style:style style:name="P15" style:family="paragraph" style:parent-style-name="Standard">
      <style:text-properties style:use-window-font-color="true" style:text-position="0% 100%" style:font-name="DejaVu Sans Mono" fo:font-size="12pt" fo:language="sv" fo:country="SE" fo:font-weight="normal" officeooo:rsid="00257826" officeooo:paragraph-rsid="002bd9f5" style:font-name-asian="DejaVu Sans1" style:font-size-asian="12pt" style:font-weight-asian="normal" style:font-name-complex="DejaVu Sans1" style:font-size-complex="12pt" style:font-weight-complex="normal"/>
    </style:style>
    <style:style style:name="P16" style:family="paragraph" style:parent-style-name="Standard">
      <style:text-properties style:use-window-font-color="true" style:text-position="0% 100%" style:font-name="DejaVu Sans Mono" fo:font-size="12pt" fo:language="sv" fo:country="SE" fo:font-weight="normal" officeooo:rsid="00257826" officeooo:paragraph-rsid="002f23df" style:font-name-asian="DejaVu Sans1" style:font-size-asian="12pt" style:font-weight-asian="normal" style:font-name-complex="DejaVu Sans1" style:font-size-complex="12pt" style:font-weight-complex="normal"/>
    </style:style>
    <style:style style:name="P17" style:family="paragraph" style:parent-style-name="Standard">
      <style:text-properties style:use-window-font-color="true" style:text-position="0% 100%" style:font-name="DejaVu Sans Mono" fo:font-size="12pt" fo:language="sv" fo:country="SE" fo:font-style="italic" fo:font-weight="bold" officeooo:rsid="00257826" officeooo:paragraph-rsid="002aa4b8" style:font-name-asian="DejaVu Sans1" style:font-size-asian="12pt" style:font-style-asian="italic" style:font-weight-asian="bold" style:font-name-complex="DejaVu Sans1" style:font-size-complex="12pt" style:font-style-complex="italic" style:font-weight-complex="bold"/>
    </style:style>
    <style:style style:name="P18" style:family="paragraph" style:parent-style-name="Standard">
      <style:text-properties fo:color="#008000" style:text-position="0% 100%" style:font-name="DejaVu Sans Mono" fo:font-size="12pt" fo:language="sv" fo:country="SE" fo:font-style="italic" fo:font-weight="normal" officeooo:rsid="00257826" officeooo:paragraph-rsid="002aa4b8" style:font-name-asian="DejaVu Sans1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P19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weight="normal" officeooo:rsid="00257826" officeooo:paragraph-rsid="0030505e" style:font-name-asian="DejaVu Sans1" style:font-size-asian="12pt" style:font-weight-asian="normal" style:font-name-complex="DejaVu Sans1" style:font-size-complex="12pt" style:font-weight-complex="normal"/>
    </style:style>
    <style:style style:name="P20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weight="bold" officeooo:rsid="00257826" officeooo:paragraph-rsid="002bd9f5" style:font-name-asian="DejaVu Sans1" style:font-size-asian="12pt" style:font-weight-asian="bold" style:font-name-complex="DejaVu Sans1" style:font-size-complex="12pt" style:font-weight-complex="bold"/>
    </style:style>
    <style:style style:name="P21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weight="bold" officeooo:rsid="00257826" officeooo:paragraph-rsid="002bf71b" style:font-name-asian="DejaVu Sans1" style:font-size-asian="12pt" style:font-weight-asian="bold" style:font-name-complex="DejaVu Sans1" style:font-size-complex="12pt" style:font-weight-complex="bold"/>
    </style:style>
    <style:style style:name="P22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style="normal" style:text-underline-style="none" fo:font-weight="normal" officeooo:rsid="00257826" officeooo:paragraph-rsid="0031ca4a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23" style:family="paragraph" style:parent-style-name="Standard">
      <style:paragraph-properties fo:break-before="page"/>
      <style:text-properties style:use-window-font-color="true" style:text-position="0% 100%" style:font-name="DejaVu Sans Mono" fo:font-size="12pt" fo:language="sv" fo:country="SE" fo:font-weight="normal" officeooo:rsid="00257826" officeooo:paragraph-rsid="002f23df" style:font-name-asian="DejaVu Sans1" style:font-size-asian="12pt" style:font-weight-asian="normal" style:font-name-complex="DejaVu Sans1" style:font-size-complex="12pt" style:font-weight-complex="normal"/>
    </style:style>
    <style:style style:name="P24" style:family="paragraph" style:parent-style-name="Standard">
      <style:paragraph-properties fo:break-before="page"/>
      <style:text-properties fo:color="#008000" style:text-position="0% 100%" style:font-name="DejaVu Sans Mono" fo:font-size="12pt" fo:language="sv" fo:country="SE" fo:font-style="italic" fo:font-weight="normal" officeooo:rsid="00257826" officeooo:paragraph-rsid="002aa4b8" style:font-name-asian="DejaVu Sans1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T1" style:family="text">
      <style:text-properties style:use-window-font-color="true" style:text-position="sub 58%" fo:language="sv" fo:country="SE" officeooo:rsid="002bd9f5"/>
    </style:style>
    <style:style style:name="T2" style:family="text">
      <style:text-properties style:use-window-font-color="true" style:text-position="0% 100%" style:font-name="DejaVu Sans1" fo:font-size="12pt" fo:language="sv" fo:country="SE" fo:font-weight="normal" officeooo:rsid="00257826" style:font-name-asian="DejaVu Sans1" style:font-size-asian="12pt" style:font-weight-asian="normal" style:font-name-complex="DejaVu Sans1" style:font-size-complex="12pt" style:font-weight-complex="normal"/>
    </style:style>
    <style:style style:name="T3" style:family="text">
      <style:text-properties style:use-window-font-color="true" style:text-position="0% 100%" fo:language="sv" fo:country="SE" officeooo:rsid="00257826"/>
    </style:style>
    <style:style style:name="T4" style:family="text">
      <style:text-properties style:use-window-font-color="true" style:text-position="0% 100%" fo:language="sv" fo:country="SE" officeooo:rsid="002bd9f5"/>
    </style:style>
    <style:style style:name="T5" style:family="text">
      <style:text-properties style:use-window-font-color="true" style:text-position="0% 100%" fo:language="sv" fo:country="SE" style:text-underline-style="none" officeooo:rsid="0031ca4a" fo:background-color="transparent"/>
    </style:style>
    <style:style style:name="T6" style:family="text">
      <style:text-properties style:use-window-font-color="true" style:text-position="super 58%" fo:language="sv" fo:country="SE" officeooo:rsid="002bd9f5"/>
    </style:style>
    <style:style style:name="T7" style:family="text">
      <style:text-properties officeooo:rsid="0029c958"/>
    </style:style>
    <style:style style:name="T8" style:family="text">
      <style:text-properties style:text-position="super 58%" officeooo:rsid="0029c958"/>
    </style:style>
    <style:style style:name="T9" style:family="text">
      <style:text-properties style:text-position="0% 100%" style:font-name="DejaVu Sans2" fo:font-size="11pt" officeooo:rsid="0031ca4a" style:font-name-asian="DejaVu Sans Mono" style:font-size-asian="11pt" style:font-name-complex="DejaVu Sans Mono" style:font-size-complex="11pt"/>
    </style:style>
    <style:style style:name="T10" style:family="text">
      <style:text-properties style:font-name="DejaVu Sans Mono" officeooo:rsid="0029c958"/>
    </style:style>
    <style:style style:name="T11" style:family="text">
      <style:text-properties officeooo:rsid="002aa4b8"/>
    </style:style>
    <style:style style:name="T12" style:family="text">
      <style:text-properties fo:color="#008000" fo:font-style="italic" officeooo:rsid="002aa4b8" style:font-style-asian="italic" style:font-style-complex="italic"/>
    </style:style>
    <style:style style:name="T13" style:family="text">
      <style:text-properties fo:color="#008000" fo:font-style="italic" officeooo:rsid="002bd9f5" style:font-style-asian="italic" style:font-style-complex="italic"/>
    </style:style>
    <style:style style:name="T14" style:family="text">
      <style:text-properties fo:color="#008000" fo:font-style="italic" officeooo:rsid="002f23df" style:font-style-asian="italic" style:font-style-complex="italic"/>
    </style:style>
    <style:style style:name="T15" style:family="text">
      <style:text-properties fo:font-weight="bold" officeooo:rsid="002aa4b8" style:font-weight-asian="bold" style:font-weight-complex="bold"/>
    </style:style>
    <style:style style:name="T16" style:family="text">
      <style:text-properties fo:font-weight="bold" officeooo:rsid="002bd9f5" style:font-weight-asian="bold" style:font-weight-complex="bold"/>
    </style:style>
    <style:style style:name="T17" style:family="text">
      <style:text-properties fo:font-weight="bold" officeooo:rsid="002f23df" style:font-weight-asian="bold" style:font-weight-complex="bold"/>
    </style:style>
    <style:style style:name="T18" style:family="text">
      <style:text-properties officeooo:rsid="002bd9f5"/>
    </style:style>
    <style:style style:name="T19" style:family="text">
      <style:text-properties style:text-position="sub 58%" officeooo:rsid="002bd9f5"/>
    </style:style>
    <style:style style:name="T20" style:family="text">
      <style:text-properties style:text-position="sub 58%" style:font-name="DejaVu Sans2" fo:font-size="11pt" fo:font-style="normal" officeooo:rsid="002bd9f5" style:font-name-asian="DejaVu Sans Mono" style:font-size-asian="11pt" style:font-style-asian="normal" style:font-name-complex="DejaVu Sans Mono" style:font-size-complex="11pt" style:font-style-complex="normal"/>
    </style:style>
    <style:style style:name="T21" style:family="text">
      <style:text-properties style:font-name="DejaVu Sans2" fo:font-size="11pt" fo:font-style="normal" officeooo:rsid="002bd9f5" style:font-name-asian="DejaVu Sans Mono" style:font-size-asian="11pt" style:font-style-asian="normal" style:font-name-complex="DejaVu Sans Mono" style:font-size-complex="11pt" style:font-style-complex="normal"/>
    </style:style>
    <style:style style:name="T22" style:family="text">
      <style:text-properties style:font-name="DejaVu Sans2" fo:font-size="11pt" officeooo:rsid="0031ca4a" style:font-name-asian="DejaVu Sans Mono" style:font-size-asian="11pt" style:font-name-complex="DejaVu Sans Mono" style:font-size-complex="11pt"/>
    </style:style>
    <style:style style:name="T23" style:family="text">
      <style:text-properties officeooo:rsid="002bf71b"/>
    </style:style>
    <style:style style:name="T24" style:family="text">
      <style:text-properties officeooo:rsid="002d5d2c"/>
    </style:style>
    <style:style style:name="T25" style:family="text">
      <style:text-properties officeooo:rsid="002f23df"/>
    </style:style>
    <style:style style:name="T26" style:family="text">
      <style:text-properties officeooo:rsid="0030505e"/>
    </style:style>
    <style:style style:name="T27" style:family="text">
      <style:text-properties officeooo:rsid="003184d3"/>
    </style:style>
    <style:style style:name="T28" style:family="text">
      <style:text-properties officeooo:rsid="0031ca4a"/>
    </style:style>
    <style:style style:name="T29" style:family="text">
      <style:text-properties officeooo:rsid="0033847a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7">Partikelsystem:</text:span></text:p>
      <text:p text:style-name="P3"><text:span text:style-name="T7"/></text:p>
      <text:p text:style-name="P3"><text:span text:style-name="T7"/></text:p>
      <text:p text:style-name="P3"><text:span text:style-name="T7">N partiklar (punktmassor) där partikel i (index i) har massan m</text:span><text:span text:style-name="T8">i</text:span><text:span text:style-name="T7">,</text:span></text:p>
      <text:p text:style-name="P3"><text:span text:style-name="T7">position</text:span><text:span text:style-name="T7"><draw:frame draw:style-name="fr1" draw:name="Object1" text:anchor-type="as-char" svg:width="0.6681in" svg:height="0.5417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och hastigheten</text:span><text:span text:style-name="T7"><draw:frame draw:style-name="fr1" draw:name="Object2" text:anchor-type="as-char" svg:width="0.6693in" svg:height="0.542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(i 2D).</text:span></text:p>
      <text:p text:style-name="P3"><text:span text:style-name="T7"/></text:p>
      <text:p text:style-name="P3"><text:span text:style-name="T7"/></text:p>
      <text:p text:style-name="P3"><text:span text:style-name="T7">Newtons andra lag:</text:span></text:p>
      <text:p text:style-name="P3"><text:span text:style-name="T7"/></text:p>
      <text:p text:style-name="P3"><text:span text:style-name="T7"><text:tab/></text:span><text:span text:style-name="T7"><draw:frame draw:style-name="fr1" draw:name="Object3" text:anchor-type="as-char" svg:width="0.4854in" svg:height="0.2217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><text:span text:style-name="T7"/></text:p>
      <text:p text:style-name="P3"><text:span text:style-name="T7"><text:tab/></text:span><text:span text:style-name="T7"><draw:frame draw:style-name="fr2" draw:name="Object4" text:anchor-type="as-char" svg:y="-0.2217in" svg:width="0.5752in" svg:height="0.45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3"><text:span text:style-name="T7"/></text:p>
      <text:p text:style-name="P3"><text:span text:style-name="T7"/></text:p>
      <text:p text:style-name="P3"><text:span text:style-name="T7">Parvisa krafter:</text:span></text:p>
      <text:p text:style-name="P3"><text:span text:style-name="T7"/></text:p>
      <text:p text:style-name="P3"><text:span text:style-name="T7"><text:tab/></text:span><text:span text:style-name="T7"><draw:frame draw:style-name="fr1" draw:name="Object5" text:anchor-type="as-char" svg:width="0.7134in" svg:height="0.4602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"><text:span text:style-name="T7"/></text:p>
      <text:p text:style-name="P3"><text:span text:style-name="T7"><text:tab/></text:span></text:p>
      <text:p text:style-name="P3"><text:span text:style-name="T7"/></text:p>
      <text:p text:style-name="P3"><text:span text:style-name="T7"/></text:p>
      <text:p text:style-name="P3"><text:span text:style-name="T7">Generell ODE-form (vektorform):</text:span></text:p>
      <text:p text:style-name="P3"><text:span text:style-name="T7"/></text:p>
      <text:p text:style-name="P3"><text:span text:style-name="T7"><text:tab/></text:span><text:span text:style-name="T7"><draw:frame draw:style-name="fr1" draw:name="Object6" text:anchor-type="as-char" svg:width="0.6126in" svg:height="0.9984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7"><text:tab/><text:tab/></text:span><text:span text:style-name="T7"><draw:frame draw:style-name="fr1" draw:name="Object7" text:anchor-type="as-char" svg:width="0.598in" svg:height="1.057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"><text:tab/><text:tab/></text:span><text:span text:style-name="T7"><draw:frame draw:style-name="fr1" draw:name="Object8" text:anchor-type="as-char" svg:width="0.6543in" svg:height="0.2283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>Lös med generell ODE-lösare (</text:span><text:span text:style-name="T10">solve()</text:span><text:span text:style-name="T7"> från modul 3, tidsstegning)</text:span></text:p>
      <text:p text:style-name="P3"><text:span text:style-name="T7"/></text:p>
      <text:p text:style-name="P3"><text:span text:style-name="T11">Exempelvis:</text:span></text:p>
      <text:p text:style-name="P3"><text:span text:style-name="T11"/></text:p>
      <text:p text:style-name="P4"><text:span text:style-name="T11"><text:tab/>Trapetsmetoden:<text:tab/></text:span><text:span text:style-name="T11"><draw:frame draw:style-name="fr1" draw:name="Object9" text:anchor-type="as-char" svg:width="2.1484in" svg:height="0.411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4"><text:span text:style-name="T2"/></text:p>
      <text:p text:style-name="P4"><text:span text:style-name="T11"><text:tab/>Bakåt Euler:<text:tab/></text:span><text:span text:style-name="T11"><draw:frame draw:style-name="fr1" draw:name="Object10" text:anchor-type="as-char" svg:width="1.4602in" svg:height="0.2193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4"><text:span text:style-name="T11"/></text:p>
      <text:p text:style-name="P24"><text:span text:style-name="T11"># Initial values</text:span></text:p>
      <text:p text:style-name="P14"><text:span text:style-name="T11">x</text:span><text:span text:style-name="T15">[</text:span><text:span text:style-name="T11">0</text:span><text:span text:style-name="T15">,</text:span><text:span text:style-name="T11"> 0</text:span><text:span text:style-name="T15">]</text:span><text:span text:style-name="T11"> = 0.0 <text:s/></text:span><text:span text:style-name="T12"># Particle 0 starts in x=0</text:span></text:p>
      <text:p text:style-name="P17"><text:span text:style-name="T11">[⋅⋅⋅]</text:span></text:p>
      <text:p text:style-name="P14"><text:span text:style-name="T11"/></text:p>
      <text:p text:style-name="P18"><text:span text:style-name="T11"># Pack values into u</text:span></text:p>
      <text:p text:style-name="P14"><text:span text:style-name="T11">u</text:span><text:span text:style-name="T15">[</text:span><text:span text:style-name="T11">0 * M </text:span><text:span text:style-name="T15">:</text:span><text:span text:style-name="T11"> 1 * M</text:span><text:span text:style-name="T15">]</text:span><text:span text:style-name="T11"> = x</text:span><text:span text:style-name="T15">[:,</text:span><text:span text:style-name="T11"> 0</text:span><text:span text:style-name="T15">]</text:span></text:p>
      <text:p text:style-name="P14"><text:span text:style-name="T11">u</text:span><text:span text:style-name="T15">[</text:span><text:span text:style-name="T11">1 * M </text:span><text:span text:style-name="T15">:</text:span><text:span text:style-name="T11"> 2 * M</text:span><text:span text:style-name="T15">]</text:span><text:span text:style-name="T11"> = x</text:span><text:span text:style-name="T15">[:,</text:span><text:span text:style-name="T11"> 1</text:span><text:span text:style-name="T15">]</text:span></text:p>
      <text:p text:style-name="P14"><text:span text:style-name="T11">u</text:span><text:span text:style-name="T15">[</text:span><text:span text:style-name="T11">2 * M </text:span><text:span text:style-name="T15">:</text:span><text:span text:style-name="T11"> 3 * M</text:span><text:span text:style-name="T15">]</text:span><text:span text:style-name="T11"> = v</text:span><text:span text:style-name="T15">[:,</text:span><text:span text:style-name="T11"> 0</text:span><text:span text:style-name="T15">]</text:span></text:p>
      <text:p text:style-name="P14"><text:span text:style-name="T11">u</text:span><text:span text:style-name="T15">[</text:span><text:span text:style-name="T11">3 * M </text:span><text:span text:style-name="T15">:</text:span><text:span text:style-name="T11"> 4 * M</text:span><text:span text:style-name="T15">]</text:span><text:span text:style-name="T11"> = v</text:span><text:span text:style-name="T15">[:,</text:span><text:span text:style-name="T11"> 1</text:span><text:span text:style-name="T15">]</text:span></text:p>
      <text:p text:style-name="P14"><text:span text:style-name="T11"/></text:p>
      <text:p text:style-name="P14"><text:span text:style-name="T15">def</text:span><text:span text:style-name="T11"> f3body</text:span><text:span text:style-name="T15">(</text:span><text:span text:style-name="T11">t</text:span><text:span text:style-name="T15">,</text:span><text:span text:style-name="T11"> u</text:span><text:span text:style-name="T15">):</text:span></text:p>
      <text:p text:style-name="P14"><text:span text:style-name="T11"><text:tab/></text:span><text:span text:style-name="T12"># Unpack values into x and v</text:span></text:p>
      <text:p text:style-name="P14"><text:span text:style-name="T11"><text:tab/>x</text:span><text:span text:style-name="T15">[:,</text:span><text:span text:style-name="T11"> 0</text:span><text:span text:style-name="T15">]</text:span><text:span text:style-name="T11"> = u</text:span><text:span text:style-name="T15">[</text:span><text:span text:style-name="T11">0 * M </text:span><text:span text:style-name="T15">:</text:span><text:span text:style-name="T11"> 1 * M</text:span><text:span text:style-name="T15">]</text:span></text:p>
      <text:p text:style-name="P14"><text:span text:style-name="T11"><text:tab/>x</text:span><text:span text:style-name="T15">[:,</text:span><text:span text:style-name="T11"> 1</text:span><text:span text:style-name="T15">]</text:span><text:span text:style-name="T11"> = u</text:span><text:span text:style-name="T15">[</text:span><text:span text:style-name="T11">1 * M </text:span><text:span text:style-name="T15">:</text:span><text:span text:style-name="T11"> 2 * M</text:span><text:span text:style-name="T15">]</text:span></text:p>
      <text:p text:style-name="P14"><text:span text:style-name="T11"><text:tab/>v</text:span><text:span text:style-name="T15">[:,</text:span><text:span text:style-name="T11"> 0</text:span><text:span text:style-name="T15">]</text:span><text:span text:style-name="T11"> = u</text:span><text:span text:style-name="T15">[</text:span><text:span text:style-name="T11">2 * M </text:span><text:span text:style-name="T15">:</text:span><text:span text:style-name="T11"> 3 * M</text:span><text:span text:style-name="T15">]</text:span></text:p>
      <text:p text:style-name="P14"><text:span text:style-name="T11"><text:tab/>v</text:span><text:span text:style-name="T15">[:,</text:span><text:span text:style-name="T11"> 1</text:span><text:span text:style-name="T15">]</text:span><text:span text:style-name="T11"> = u</text:span><text:span text:style-name="T15">[</text:span><text:span text:style-name="T11">3 * M </text:span><text:span text:style-name="T15">:</text:span><text:span text:style-name="T11"> 4 * M</text:span><text:span text:style-name="T15">]</text:span></text:p>
      <text:p text:style-name="P14"><text:span text:style-name="T11"/></text:p>
      <text:p text:style-name="P14"><text:span text:style-name="T11"><text:tab/>a = zeros</text:span><text:span text:style-name="T15">((</text:span><text:span text:style-name="T11">M</text:span><text:span text:style-name="T15">,</text:span><text:span text:style-name="T11"> 2</text:span><text:span text:style-name="T15">))</text:span></text:p>
      <text:p text:style-name="P14"><text:span text:style-name="T11"/></text:p>
      <text:p text:style-name="P14"><text:span text:style-name="T11"><text:tab/>m = 1.0<text:tab/> <text:s/></text:span><text:span text:style-name="T12"># Mass</text:span></text:p>
      <text:p text:style-name="P14"><text:span text:style-name="T11"><text:tab/>E = 100.0<text:tab/> <text:s/></text:span><text:span text:style-name="T12"># Stiffness coefficient</text:span></text:p>
      <text:p text:style-name="P14"><text:span text:style-name="T11"><text:tab/>B = 4.0<text:tab/> <text:s/></text:span><text:span text:style-name="T12"># Damping coefficient</text:span></text:p>
      <text:p text:style-name="P14"><text:span text:style-name="T11"><text:tab/>L = 2.0<text:tab/> <text:s/></text:span><text:span text:style-name="T12"># Spring rest length</text:span></text:p>
      <text:p text:style-name="P14"><text:span text:style-name="T11"/></text:p>
      <text:p text:style-name="P14"><text:span text:style-name="T11"><text:tab/></text:span><text:span text:style-name="T15">for</text:span><text:span text:style-name="T11"> i0 </text:span><text:span text:style-name="T15">in</text:span><text:span text:style-name="T11"> range</text:span><text:span text:style-name="T15">(</text:span><text:span text:style-name="T11">0</text:span><text:span text:style-name="T15">,</text:span><text:span text:style-name="T11"> M</text:span><text:span text:style-name="T15">):</text:span></text:p>
      <text:p text:style-name="P14"><text:span text:style-name="T11"><text:tab/><text:tab/></text:span><text:span text:style-name="T15">for</text:span><text:span text:style-name="T11"> i1 </text:span><text:span text:style-name="T15">in</text:span><text:span text:style-name="T11"> range</text:span><text:span text:style-name="T15">(</text:span><text:span text:style-name="T11">0</text:span><text:span text:style-name="T15">,</text:span><text:span text:style-name="T11"> M</text:span><text:span text:style-name="T15">):</text:span></text:p>
      <text:p text:style-name="P14"><text:span text:style-name="T11"><text:tab/><text:tab/><text:tab/></text:span><text:span text:style-name="T12"># Don't compute force with self</text:span></text:p>
      <text:p text:style-name="P14"><text:span text:style-name="T11"><text:tab/><text:tab/><text:tab/></text:span><text:span text:style-name="T15">if</text:span><text:span text:style-name="T11"> </text:span><text:span text:style-name="T15">(</text:span><text:span text:style-name="T11">i0 == i1</text:span><text:span text:style-name="T15">):</text:span></text:p>
      <text:p text:style-name="P14"><text:span text:style-name="T11"><text:tab/><text:tab/><text:tab/><text:tab/></text:span><text:span text:style-name="T15">continue</text:span></text:p>
      <text:p text:style-name="P14"><text:span text:style-name="T11"/></text:p>
      <text:p text:style-name="P14"><text:span text:style-name="T11"><text:tab/><text:tab/><text:tab/>r = norm</text:span><text:span text:style-name="T15">(</text:span><text:span text:style-name="T11">x</text:span><text:span text:style-name="T15">[</text:span><text:span text:style-name="T11">i1</text:span><text:span text:style-name="T15">,</text:span><text:span text:style-name="T11"> </text:span><text:span text:style-name="T15">:]</text:span><text:span text:style-name="T11"> - x</text:span><text:span text:style-name="T15">[</text:span><text:span text:style-name="T11">i0</text:span><text:span text:style-name="T15">,</text:span><text:span text:style-name="T11"> </text:span><text:span text:style-name="T15">:])</text:span></text:p>
      <text:p text:style-name="P14"><text:span text:style-name="T11"><text:tab/><text:tab/><text:tab/>e = </text:span><text:span text:style-name="T15">(</text:span><text:span text:style-name="T11">x</text:span><text:span text:style-name="T15">[</text:span><text:span text:style-name="T11">i1</text:span><text:span text:style-name="T15">,</text:span><text:span text:style-name="T11"> </text:span><text:span text:style-name="T15">:]</text:span><text:span text:style-name="T11"> - x</text:span><text:span text:style-name="T15">[</text:span><text:span text:style-name="T11">i0, </text:span><text:span text:style-name="T15">:])</text:span><text:span text:style-name="T11"> / r</text:span></text:p>
      <text:p text:style-name="P14"><text:span text:style-name="T11"><text:tab/><text:tab/><text:tab/>vr = v</text:span><text:span text:style-name="T15">[</text:span><text:span text:style-name="T11">i1</text:span><text:span text:style-name="T15">,</text:span><text:span text:style-name="T11"> </text:span><text:span text:style-name="T15">:]</text:span><text:span text:style-name="T11"> - v</text:span><text:span text:style-name="T15">[</text:span><text:span text:style-name="T11">i0, </text:span><text:span text:style-name="T15">:]</text:span></text:p>
      <text:p text:style-name="P14"><text:span text:style-name="T11"/></text:p>
      <text:p text:style-name="P14"><text:span text:style-name="T11"><text:tab/><text:tab/><text:tab/>F = E * </text:span><text:span text:style-name="T15">(</text:span><text:span text:style-name="T11">r - L</text:span><text:span text:style-name="T15">)</text:span><text:span text:style-name="T11"> * e<text:tab/><text:tab/></text:span><text:span text:style-name="T12"># Elastic spring force</text:span></text:p>
      <text:p text:style-name="P14"><text:span text:style-name="T11"><text:tab/><text:tab/><text:tab/>D = B * dot</text:span><text:span text:style-name="T15">(</text:span><text:span text:style-name="T11">vr</text:span><text:span text:style-name="T15">,</text:span><text:span text:style-name="T11"> e</text:span><text:span text:style-name="T15">)</text:span><text:span text:style-name="T11"> * e<text:tab/></text:span><text:span text:style-name="T12"># Damping spring force</text:span></text:p>
      <text:p text:style-name="P14"><text:span text:style-name="T11"/></text:p>
      <text:p text:style-name="P14"><text:span text:style-name="T11"><text:tab/><text:tab/><text:tab/></text:span><text:span text:style-name="T12"># Gravity force</text:span></text:p>
      <text:p text:style-name="P14"><text:span text:style-name="T11"><text:tab/><text:tab/><text:tab/>G = 0 </text:span><text:span text:style-name="T12"># Add this yourself</text:span></text:p>
      <text:p text:style-name="P14"><text:span text:style-name="T11"/></text:p>
      <text:p text:style-name="P14"><text:span text:style-name="T11"><text:tab/><text:tab/><text:tab/>a</text:span><text:span text:style-name="T15">[</text:span><text:span text:style-name="T11">i0</text:span><text:span text:style-name="T15">,</text:span><text:span text:style-name="T11"> </text:span><text:span text:style-name="T15">:]</text:span><text:span text:style-name="T11"> += </text:span><text:span text:style-name="T15">(</text:span><text:span text:style-name="T11">F + D + G</text:span><text:span text:style-name="T15">)</text:span><text:span text:style-name="T11"> / m</text:span></text:p>
      <text:p text:style-name="P14"><text:span text:style-name="T11"/></text:p>
      <text:p text:style-name="P14"><text:span text:style-name="T11"><text:tab/></text:span><text:span text:style-name="T12"># Pack values into fval</text:span></text:p>
      <text:p text:style-name="P14"><text:span text:style-name="T11"><text:tab/>fval = zeros</text:span><text:span text:style-name="T15">(</text:span><text:span text:style-name="T11">4 * M</text:span><text:span text:style-name="T15">)</text:span></text:p>
      <text:p text:style-name="P14"><text:span text:style-name="T11"><text:tab/>fval</text:span><text:span text:style-name="T15">[</text:span><text:span text:style-name="T11">0 * M </text:span><text:span text:style-name="T15">:</text:span><text:span text:style-name="T11"> 1 * M</text:span><text:span text:style-name="T15">]</text:span><text:span text:style-name="T11"> = v</text:span><text:span text:style-name="T15">[:,</text:span><text:span text:style-name="T11"> 0</text:span><text:span text:style-name="T15">]</text:span><text:span text:style-name="T11"> </text:span><text:span text:style-name="T12"># (velocities)</text:span></text:p>
      <text:p text:style-name="P14"><text:span text:style-name="T11"><text:tab/>fval</text:span><text:span text:style-name="T15">[</text:span><text:span text:style-name="T11">1 * M </text:span><text:span text:style-name="T15">:</text:span><text:span text:style-name="T11"> 2 * M</text:span><text:span text:style-name="T15">]</text:span><text:span text:style-name="T11"> = v</text:span><text:span text:style-name="T15">[:,</text:span><text:span text:style-name="T11"> 1</text:span><text:span text:style-name="T15">]</text:span></text:p>
      <text:p text:style-name="P14"><text:span text:style-name="T11"><text:tab/>fval</text:span><text:span text:style-name="T15">[</text:span><text:span text:style-name="T11">2 * M </text:span><text:span text:style-name="T15">:</text:span><text:span text:style-name="T11"> 3 * M</text:span><text:span text:style-name="T15">]</text:span><text:span text:style-name="T11"> = a</text:span><text:span text:style-name="T15">[:,</text:span><text:span text:style-name="T11"> 0</text:span><text:span text:style-name="T15">]</text:span><text:span text:style-name="T11"> </text:span><text:span text:style-name="T12"># (forces / mass)</text:span></text:p>
      <text:p text:style-name="P14"><text:span text:style-name="T11"><text:tab/>fval</text:span><text:span text:style-name="T15">[</text:span><text:span text:style-name="T11">3 * M </text:span><text:span text:style-name="T15">:</text:span><text:span text:style-name="T11"> 4 * M</text:span><text:span text:style-name="T15">]</text:span><text:span text:style-name="T11"> = a</text:span><text:span text:style-name="T15">[:,</text:span><text:span text:style-name="T11"> 1</text:span><text:span text:style-name="T15">]</text:span></text:p>
      <text:p text:style-name="P14"><text:span text:style-name="T11"/></text:p>
      <text:p text:style-name="P14"><text:span text:style-name="T11"><text:tab/></text:span><text:span text:style-name="T15">return</text:span><text:span text:style-name="T11"> fval</text:span></text:p>
      <text:p text:style-name="P14"/>
      <text:p text:style-name="P20"><text:span text:style-name="T18">Fixpunktsform:</text:span></text:p>
      <text:p text:style-name="P5"><text:span text:style-name="T18"/></text:p>
      <text:p text:style-name="P5"><text:span text:style-name="T18"/></text:p>
      <text:p text:style-name="P5"><text:span text:style-name="T18">Skriv ekvationen R(q) = 0 i fixpunktsform: q = g(q)</text:span></text:p>
      <text:p text:style-name="P5"><text:span text:style-name="T18">(Det finns hur många former som helst.)</text:span></text:p>
      <text:p text:style-name="P5"><text:span text:style-name="T18"/></text:p>
      <text:p text:style-name="P5"><text:span text:style-name="T18">Fixpunktsiteration: q</text:span><text:span text:style-name="T19">m + 1</text:span><text:span text:style-name="T18"> = g(q</text:span><text:span text:style-name="T19">m</text:span><text:span text:style-name="T18">)</text:span></text:p>
      <text:p text:style-name="P5"><text:span text:style-name="T18"/></text:p>
      <text:p text:style-name="P5"><text:span text:style-name="T18">I vårt exempel hade vi redan en fixpunktsform:</text:span></text:p>
      <text:p text:style-name="P5"><text:span text:style-name="T18"/></text:p>
      <text:p text:style-name="P1"><text:span text:style-name="T4"><text:tab/>q</text:span><text:span text:style-name="T1">m + 1</text:span><text:span text:style-name="T4"> = g(q) = u</text:span><text:span text:style-name="T6">n</text:span><text:span text:style-name="T4"> + </text:span><text:span text:style-name="T3">k</text:span><text:span text:style-name="T21">ƒ(q</text:span><text:span text:style-name="T20">m</text:span><text:span text:style-name="T21">)</text:span></text:p>
      <text:p text:style-name="P1"><text:span text:style-name="T21"/></text:p>
      <text:p text:style-name="P1"><text:span text:style-name="T21"><text:tab/>(Notera olika index for tidssteg och iteration.)</text:span></text:p>
      <text:p text:style-name="P1"><text:span text:style-name="T21"/></text:p>
      <text:p text:style-name="P1"><text:span text:style-name="T21">Konvergerar iterationen?</text:span></text:p>
      <text:p text:style-name="P1"><text:span text:style-name="T21"/></text:p>
      <text:p text:style-name="P1"><text:span text:style-name="T21"/></text:p>
      <text:p text:style-name="P1"><text:span text:style-name="T21"/></text:p>
      <text:p text:style-name="P5"><text:span text:style-name="T18"/></text:p>
      <text:p text:style-name="P5"><text:span text:style-name="T18"/></text:p>
      <text:p text:style-name="P15"><text:span text:style-name="T16">def</text:span><text:span text:style-name="T18"> fixedpoint</text:span><text:span text:style-name="T16">(</text:span><text:span text:style-name="T18">g</text:span><text:span text:style-name="T16">,</text:span><text:span text:style-name="T18"> q0</text:span><text:span text:style-name="T16">):</text:span></text:p>
      <text:p text:style-name="P15"><text:span text:style-name="T18"><text:tab/></text:span><text:span text:style-name="T13"># Choose initial guess, parameters</text:span></text:p>
      <text:p text:style-name="P15"><text:span text:style-name="T18"><text:tab/>q = q0</text:span></text:p>
      <text:p text:style-name="P15"><text:span text:style-name="T18"><text:tab/>TOL = 1.0e−8</text:span></text:p>
      <text:p text:style-name="P15"><text:span text:style-name="T18"><text:tab/>res = 1.0</text:span></text:p>
      <text:p text:style-name="P15"><text:span text:style-name="T18"/></text:p>
      <text:p text:style-name="P15"><text:span text:style-name="T18"><text:tab/></text:span><text:span text:style-name="T13"># Iterate until convergence</text:span></text:p>
      <text:p text:style-name="P15"><text:span text:style-name="T18"><text:tab/></text:span><text:span text:style-name="T16">while</text:span><text:span text:style-name="T18"> </text:span><text:span text:style-name="T16">(</text:span><text:span text:style-name="T18">res &gt; TOL</text:span><text:span text:style-name="T16">):</text:span></text:p>
      <text:p text:style-name="P15"><text:span text:style-name="T18"><text:tab/><text:tab/>s = g</text:span><text:span text:style-name="T16">(</text:span><text:span text:style-name="T18">q</text:span><text:span text:style-name="T16">)</text:span></text:p>
      <text:p text:style-name="P15"><text:span text:style-name="T18"><text:tab/><text:tab/>res = norm</text:span><text:span text:style-name="T16">(</text:span><text:span text:style-name="T18">s - q</text:span><text:span text:style-name="T16">)</text:span></text:p>
      <text:p text:style-name="P15"><text:span text:style-name="T18"><text:tab/><text:tab/>q = s</text:span></text:p>
      <text:p text:style-name="P15"><text:span text:style-name="T18"/></text:p>
      <text:p text:style-name="P15"><text:span text:style-name="T18"><text:tab/></text:span><text:span text:style-name="T16">return</text:span><text:span text:style-name="T18"> x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Iterationen kan bete sig på olika sätt:</text:span></text:p>
      <text:p text:style-name="P5"><text:span text:style-name="T18"/></text:p>
      <text:p text:style-name="P5"><text:span text:style-name="T18"><text:tab/>Snabbt konvergerandes</text:span></text:p>
      <text:p text:style-name="P5"><text:span text:style-name="T18"/></text:p>
      <text:p text:style-name="P5"><text:span text:style-name="T18"><text:tab/>Divergerandes</text:span></text:p>
      <text:p text:style-name="P5"><text:span text:style-name="T18"/></text:p>
      <text:p text:style-name="P5"><text:span text:style-name="T18"><text:tab/>Långsamt konvergerandes</text:span></text:p>
      <text:p text:style-name="P5"><text:span text:style-name="T18"/></text:p>
      <text:p text:style-name="P5"><text:span text:style-name="T18"><text:tab/>Långsamt konvergerandes och alternaterande</text:span></text:p>
      <text:p text:style-name="P5"><text:span text:style-name="T18"/></text:p>
      <text:p text:style-name="P5"><text:span text:style-name="T18"/></text:p>
      <text:p text:style-name="P22"><text:span text:style-name="T28">Contraction mapping:</text:span></text:p>
      <text:p text:style-name="P13"><text:span text:style-name="T28"/></text:p>
      <text:p text:style-name="P2"><text:span text:style-name="T5"><text:tab/></text:span><text:span text:style-name="T5"><draw:frame draw:style-name="fr1" draw:name="Object21" text:anchor-type="as-char" svg:width="0.65in" svg:height="0.198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22"><text:tab/>Skriv som fixpunktsiteration</text:span></text:p>
      <text:p text:style-name="P2"><text:span text:style-name="T22"/></text:p>
      <text:p text:style-name="P2"><text:span text:style-name="T22"><text:tab/></text:span><text:span text:style-name="T9"><draw:frame draw:style-name="fr1" draw:name="Object22" text:anchor-type="as-char" svg:width="0.9425in" svg:height="0.2189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"><text:span text:style-name="T9"/></text:p>
      <text:p text:style-name="P2"><text:span text:style-name="T9"><text:tab/></text:span><text:span text:style-name="T9"><draw:frame draw:style-name="fr1" draw:name="Object23" text:anchor-type="as-char" svg:width="2.4138in" svg:height="0.2189in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2"><text:span text:style-name="T9"/></text:p>
      <text:p text:style-name="P2"><text:span text:style-name="T9"><text:tab/></text:span><text:span text:style-name="T9"><draw:frame draw:style-name="fr1" draw:name="Object24" text:anchor-type="as-char" svg:width="1.7693in" svg:height="0.2201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9"><text:tab/><text:tab/>Om g är lipschitz-kontinuerlig</text:span></text:p>
      <text:p text:style-name="P2"><text:span text:style-name="T9"/></text:p>
      <text:p text:style-name="P2"><text:span text:style-name="T9"><text:tab/></text:span><text:span text:style-name="T9"><draw:frame draw:style-name="fr1" draw:name="Object25" text:anchor-type="as-char" svg:width="2.7008in" svg:height="0.220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12"><text:span text:style-name="T23"/></text:p>
      <text:p text:style-name="P12"><text:span text:style-name="T23"/></text:p>
      <text:p text:style-name="P12"><text:span text:style-name="T23"><text:tab/></text:span><text:span text:style-name="T28">Läs 76-77 kap.<text:tab/><text:tab/></text:span><text:span text:style-name="T28"><draw:frame draw:style-name="fr1" draw:name="Object26" text:anchor-type="as-char" svg:width="0.9563in" svg:height="0.2161in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6"><text:span text:style-name="T23"/></text:p>
      <text:p text:style-name="P6"><text:span text:style-name="T23"/></text:p>
      <text:p text:style-name="P10"><text:span text:style-name="T23"><text:tab/></text:span><text:span text:style-name="T29">L måste vara mindre än 1 i fixpunktsmetoden för att</text:span></text:p>
      <text:p text:style-name="P10"><text:span text:style-name="T29"><text:tab/>få konvergens. ⁅SF1613⁆</text:span></text:p>
      <text:p text:style-name="P10"><text:span text:style-name="T29"/></text:p>
      <text:p text:style-name="P10"><text:span text:style-name="T29"><text:tab/><text:tab/></text:span><text:span text:style-name="T29"><draw:frame draw:style-name="fr1" draw:name="Object27" text:anchor-type="as-char" svg:width="0.7984in" svg:height="0.1984in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0"><text:span text:style-name="T29"/></text:p>
      <text:p text:style-name="P10"><text:span text:style-name="T29"><text:tab/>Om L = 0 får vi Newtons metod.</text:span></text:p>
      <text:p text:style-name="P10"><text:span text:style-name="T29"/></text:p>
      <text:p text:style-name="P10"><text:span text:style-name="T29"><text:tab/>Newtons metod konvergerar (nästan) alltid.</text:span></text:p>
      <text:p text:style-name="P10"><text:span text:style-name="T29"/></text:p>
      <text:p text:style-name="P10"><text:span text:style-name="T29"><text:tab/></text:span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>Generell algebraisk ekvationslösning:</text:span></text:p>
      <text:p text:style-name="P6"><text:span text:style-name="T23"/></text:p>
      <text:p text:style-name="P6"><text:span text:style-name="T23"><text:tab/>R(q) = 0</text:span></text:p>
      <text:p text:style-name="P6"><text:span text:style-name="T23"/></text:p>
      <text:p text:style-name="P6"><text:span text:style-name="T23"><text:tab/>Exempel: R(q) = x² − 2 = 0 <text:s/>(roten ur 2)</text:span></text:p>
      <text:p text:style-name="P6"><text:span text:style-name="T23"/></text:p>
      <text:p text:style-name="P6"><text:span text:style-name="T23"><text:tab/>Även system (se linjära system senare </text:span><text:span text:style-name="T27">till exempel</text:span><text:span text:style-name="T23">)</text:span></text:p>
      <text:p text:style-name="P6"><text:span text:style-name="T23"/></text:p>
      <text:p text:style-name="P6"><text:span text:style-name="T23"/></text:p>
      <text:p text:style-name="P21"><text:span text:style-name="T23">Newtons metod:</text:span></text:p>
      <text:p text:style-name="P6"><text:span text:style-name="T23"/></text:p>
      <text:p text:style-name="P6"><text:span text:style-name="T23"/></text:p>
      <text:p text:style-name="P6"><text:span text:style-name="T23">Vi kan skriva en generell fixpunktsform för ekvationen R(q) = 0:</text:span></text:p>
      <text:p text:style-name="P6"><text:span text:style-name="T23"/></text:p>
      <text:p text:style-name="P6"><text:span text:style-name="T23"><text:tab/>q = g(q) = q − αR(q)</text:span></text:p>
      <text:p text:style-name="P6"><text:span text:style-name="T23"/></text:p>
      <text:p text:style-name="P6"><text:span text:style-name="T23"/></text:p>
      <text:p text:style-name="P6"><text:span text:style-name="T23">Konvergens:</text:span></text:p>
      <text:p text:style-name="P6"><text:span text:style-name="T23"/></text:p>
      <text:p text:style-name="P6"><text:span text:style-name="T23"><text:tab/>g'(q) = 1 − α'R(q) − αR'(q)</text:span></text:p>
      <text:p text:style-name="P6"><text:span text:style-name="T23"/></text:p>
      <text:p text:style-name="P6"><text:span text:style-name="T23"/></text:p>
      <text:p text:style-name="P6"><text:span text:style-name="T23">Använd R(q) = 0:</text:span></text:p>
      <text:p text:style-name="P6"><text:span text:style-name="T23"/></text:p>
      <text:p text:style-name="P6"><text:span text:style-name="T23"><text:tab/>g'(q) = 1 − αR'(q)</text:span></text:p>
      <text:p text:style-name="P6"><text:span text:style-name="T23"/></text:p>
      <text:p text:style-name="P6"><text:span text:style-name="T23"/></text:p>
      <text:p text:style-name="P6"><text:span text:style-name="T23">Optimal metod:</text:span></text:p>
      <text:p text:style-name="P6"><text:span text:style-name="T23"/></text:p>
      <text:p text:style-name="P6"><text:span text:style-name="T23"><text:tab/>g'(q) = 0</text:span></text:p>
      <text:p text:style-name="P6"><text:span text:style-name="T23"/></text:p>
      <text:p text:style-name="P6"><text:span text:style-name="T23"><text:tab/><text:tab/>⇓</text:span></text:p>
      <text:p text:style-name="P6"><text:span text:style-name="T23"/></text:p>
      <text:p text:style-name="P6"><text:span text:style-name="T23"><text:tab/>1 − αR'(q) = 0</text:span></text:p>
      <text:p text:style-name="P6"><text:span text:style-name="T23"/></text:p>
      <text:p text:style-name="P6"><text:span text:style-name="T23"><text:tab/><text:tab/>⇓</text:span></text:p>
      <text:p text:style-name="P6"><text:span text:style-name="T23"/></text:p>
      <text:p text:style-name="P6"><text:span text:style-name="T23"><text:tab/></text:span><text:span text:style-name="T23"><draw:frame draw:style-name="fr1" draw:name="Object11" text:anchor-type="as-char" svg:width="0.7181in" svg:height="0.4161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6"><text:span text:style-name="T23"/></text:p>
      <text:p text:style-name="P6"><text:span text:style-name="T23"/></text:p>
      <text:p text:style-name="P6"><text:span text:style-name="T23">Alltså: Newtons metod:</text:span></text:p>
      <text:p text:style-name="P6"><text:span text:style-name="T23"/></text:p>
      <text:p text:style-name="P6"><text:span text:style-name="T23"><text:tab/></text:span><text:span text:style-name="T23"><draw:frame draw:style-name="fr1" draw:name="Object12" text:anchor-type="as-char" svg:width="1.0201in" svg:height="0.4201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7"><text:span text:style-name="T24">Samma sak, men R'(q) är en matris:</text:span></text:p>
      <text:p text:style-name="P7"><text:span text:style-name="T24"/></text:p>
      <text:p text:style-name="P7"><text:span text:style-name="T24"><text:tab/></text:span><text:span text:style-name="T24"><draw:frame draw:style-name="fr1" draw:name="Object13" text:anchor-type="as-char" svg:width="1.4598in" svg:height="0.4665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7"><text:span text:style-name="T24"/></text:p>
      <text:p text:style-name="P7"><text:span text:style-name="T24"><text:tab/></text:span><text:span text:style-name="T24"><draw:frame draw:style-name="fr1" draw:name="Object14" text:anchor-type="as-char" svg:width="2.7898in" svg:height="0.2209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7"><text:span text:style-name="T24"/></text:p>
      <text:p text:style-name="P7"><text:span text:style-name="T24"><text:tab/><text:tab/>(J är en jacobimatris)</text:span></text:p>
      <text:p text:style-name="P7"><text:span text:style-name="T24"/></text:p>
      <text:p text:style-name="P23"><text:span text:style-name="T17">def</text:span><text:span text:style-name="T25"> newton</text:span><text:span text:style-name="T17">(</text:span><text:span text:style-name="T25">f</text:span><text:span text:style-name="T17">,</text:span><text:span text:style-name="T25"> x0</text:span><text:span text:style-name="T17">):</text:span></text:p>
      <text:p text:style-name="P16"><text:span text:style-name="T25"><text:tab/></text:span><text:span text:style-name="T17">class</text:span><text:span text:style-name="T25"> LocalData:</text:span></text:p>
      <text:p text:style-name="P16"><text:span text:style-name="T25"><text:tab/><text:tab/></text:span><text:span text:style-name="T17">def</text:span><text:span text:style-name="T25"> __init__</text:span><text:span text:style-name="T17">(</text:span><text:span text:style-name="T25">self</text:span><text:span text:style-name="T17">):</text:span></text:p>
      <text:p text:style-name="P16"><text:span text:style-name="T25"><text:tab/><text:tab/><text:tab/>self</text:span><text:span text:style-name="T17">.</text:span><text:span text:style-name="T25">f = f</text:span></text:p>
      <text:p text:style-name="P16"><text:span text:style-name="T25"/></text:p>
      <text:p text:style-name="P16"><text:span text:style-name="T25"><text:tab/></text:span><text:span text:style-name="T17">def</text:span><text:span text:style-name="T25"> g</text:span><text:span text:style-name="T17">(</text:span><text:span text:style-name="T25">x</text:span><text:span text:style-name="T17">,</text:span><text:span text:style-name="T25"> iter</text:span><text:span text:style-name="T17">,</text:span><text:span text:style-name="T25"> data</text:span><text:span text:style-name="T17">):</text:span></text:p>
      <text:p text:style-name="P16"><text:span text:style-name="T25"><text:tab/><text:tab/>f = data</text:span><text:span text:style-name="T17">.</text:span><text:span text:style-name="T25">f</text:span></text:p>
      <text:p text:style-name="P16"><text:span text:style-name="T25"/></text:p>
      <text:p text:style-name="P16"><text:span text:style-name="T25"><text:tab/><text:tab/></text:span><text:span text:style-name="T14"># Compute Jacobian</text:span></text:p>
      <text:p text:style-name="P16"><text:span text:style-name="T25"><text:tab/><text:tab/>J = jacobian</text:span><text:span text:style-name="T17">(</text:span><text:span text:style-name="T25">f</text:span><text:span text:style-name="T17">,</text:span><text:span text:style-name="T25"> x</text:span><text:span text:style-name="T17">)</text:span></text:p>
      <text:p text:style-name="P16"><text:span text:style-name="T25"><text:tab/><text:tab/></text:span><text:span text:style-name="T14"># Compute right hand side</text:span></text:p>
      <text:p text:style-name="P16"><text:span text:style-name="T25"><text:tab/><text:tab/>r = dot</text:span><text:span text:style-name="T17">(</text:span><text:span text:style-name="T25">J</text:span><text:span text:style-name="T17">,</text:span><text:span text:style-name="T25"> x</text:span><text:span text:style-name="T17">)</text:span><text:span text:style-name="T25"> - f</text:span><text:span text:style-name="T17">(</text:span><text:span text:style-name="T25">x</text:span><text:span text:style-name="T17">)</text:span></text:p>
      <text:p text:style-name="P16"><text:span text:style-name="T25"><text:tab/><text:tab/></text:span><text:span text:style-name="T14"># Solve linear system</text:span></text:p>
      <text:p text:style-name="P16"><text:span text:style-name="T25"><text:tab/><text:tab/>y = solve</text:span><text:span text:style-name="T17">(</text:span><text:span text:style-name="T25">J</text:span><text:span text:style-name="T17">,</text:span><text:span text:style-name="T25"> r</text:span><text:span text:style-name="T17">)</text:span></text:p>
      <text:p text:style-name="P16"><text:span text:style-name="T25"/></text:p>
      <text:p text:style-name="P16"><text:span text:style-name="T25"><text:tab/><text:tab/></text:span><text:span text:style-name="T17">return</text:span><text:span text:style-name="T25"> y</text:span></text:p>
      <text:p text:style-name="P16"><text:span text:style-name="T25"/></text:p>
      <text:p text:style-name="P16"><text:span text:style-name="T25"><text:tab/>data = LocalData</text:span><text:span text:style-name="T17">()</text:span></text:p>
      <text:p text:style-name="P16"><text:span text:style-name="T25"/></text:p>
      <text:p text:style-name="P16"><text:span text:style-name="T25"><text:tab/></text:span><text:span text:style-name="T14"># Iterate the Newton g(x)</text:span></text:p>
      <text:p text:style-name="P16"><text:span text:style-name="T25"><text:tab/></text:span><text:span text:style-name="T17">return</text:span><text:span text:style-name="T25"> fixedpoint</text:span><text:span text:style-name="T17">(</text:span><text:span text:style-name="T25">g</text:span><text:span text:style-name="T17">,</text:span><text:span text:style-name="T25"> x0</text:span><text:span text:style-name="T17">,</text:span><text:span text:style-name="T25"> data</text:span><text:span text:style-name="T17">)</text:span></text:p>
      <text:p text:style-name="P8"><text:span text:style-name="T25"/></text:p>
      <text:p text:style-name="P8"><text:span text:style-name="T25"/></text:p>
      <text:p text:style-name="P8"><text:span text:style-name="T25"/></text:p>
      <text:p text:style-name="P8"><text:span text:style-name="T25"/></text:p>
      <text:p text:style-name="P8"><text:span text:style-name="T25"/></text:p>
      <text:p text:style-name="P8"><text:span text:style-name="T25"/></text:p>
      <text:p text:style-name="P8"><text:span text:style-name="T25"/></text:p>
      <text:p text:style-name="P16"><text:span text:style-name="T17">def</text:span><text:span text:style-name="T25"> newton_fixedpoint_adapter</text:span><text:span text:style-name="T17">(</text:span><text:span text:style-name="T25">g</text:span><text:span text:style-name="T17">):</text:span></text:p>
      <text:p text:style-name="P16"><text:span text:style-name="T25"><text:tab/></text:span><text:span text:style-name="T17">def</text:span><text:span text:style-name="T25"> R</text:span><text:span text:style-name="T17">(</text:span><text:span text:style-name="T25">x</text:span><text:span text:style-name="T17">):</text:span></text:p>
      <text:p text:style-name="P16"><text:span text:style-name="T25"><text:tab/><text:tab/></text:span><text:span text:style-name="T17">return</text:span><text:span text:style-name="T25"> x - g</text:span><text:span text:style-name="T17">(</text:span><text:span text:style-name="T25">x</text:span><text:span text:style-name="T17">)</text:span></text:p>
      <text:p text:style-name="P16"><text:span text:style-name="T25"/></text:p>
      <text:p text:style-name="P16"><text:span text:style-name="T25"><text:tab/></text:span><text:span text:style-name="T17">return</text:span><text:span text:style-name="T25"> R</text:span></text:p>
      <text:p text:style-name="P16"><text:span text:style-name="T25"/></text:p>
      <text:p text:style-name="P16"><text:span text:style-name="T17">def</text:span><text:span text:style-name="T25"> g</text:span><text:span text:style-name="T17">(</text:span><text:span text:style-name="T25">u</text:span><text:span text:style-name="T17">):</text:span></text:p>
      <text:p text:style-name="P16"><text:span text:style-name="T25"><text:tab/>t = t0 + k</text:span></text:p>
      <text:p text:style-name="P16"><text:span text:style-name="T25"><text:tab/></text:span><text:span text:style-name="T17">return</text:span><text:span text:style-name="T25"> u0 + 0.5 * k * f</text:span><text:span text:style-name="T17">(</text:span><text:span text:style-name="T25">t0</text:span><text:span text:style-name="T17">,</text:span><text:span text:style-name="T25"> u0</text:span><text:span text:style-name="T17">)</text:span><text:span text:style-name="T25"> + 0.5 * k * f</text:span><text:span text:style-name="T17">(</text:span><text:span text:style-name="T25">t</text:span><text:span text:style-name="T17">,</text:span><text:span text:style-name="T25"> u</text:span><text:span text:style-name="T17">)</text:span></text:p>
      <text:p text:style-name="P16"><text:span text:style-name="T25"/></text:p>
      <text:p text:style-name="P16"><text:span text:style-name="T25">fnewton = newton_fixedpoint_adapter</text:span><text:span text:style-name="T17">(</text:span><text:span text:style-name="T25">g</text:span><text:span text:style-name="T17">)</text:span></text:p>
      <text:p text:style-name="P16"><text:span text:style-name="T17">return</text:span><text:span text:style-name="T25"> newton</text:span><text:span text:style-name="T17">(</text:span><text:span text:style-name="T25">fnewton</text:span><text:span text:style-name="T17">,</text:span><text:span text:style-name="T25"> u0</text:span><text:span text:style-name="T17">)</text:span></text:p>
      <text:p text:style-name="P16"><text:span text:style-name="T25"/></text:p>
      <text:p text:style-name="P8"><text:span text:style-name="T25"/></text:p>
      <text:p text:style-name="P19"><text:span text:style-name="T26">Jacobi-iteration:</text:span></text:p>
      <text:p text:style-name="P9"><text:span text:style-name="T26"/></text:p>
      <text:p text:style-name="P9"><text:span text:style-name="T26"><text:tab/></text:span><text:span text:style-name="T26"><draw:frame draw:style-name="fr1" draw:name="Object15" text:anchor-type="as-char" svg:width="4.278in" svg:height="0.2283in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9"><text:span text:style-name="T26"/></text:p>
      <text:p text:style-name="P9"><text:span text:style-name="T26"><text:tab/></text:span><text:span text:style-name="T26"><draw:frame draw:style-name="fr1" draw:name="Object16" text:anchor-type="as-char" svg:width="1.3772in" svg:height="0.2193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9"><text:span text:style-name="T26"/></text:p>
      <text:p text:style-name="P9"><text:span text:style-name="T26"><text:tab/></text:span><text:span text:style-name="T29">Fungerar endast för icke-linjära system.</text:span></text:p>
      <text:p text:style-name="P9"><text:span text:style-name="T26"/></text:p>
      <text:p text:style-name="P9"><text:span text:style-name="T26"/></text:p>
      <text:p text:style-name="P9"><text:span text:style-name="T26"/></text:p>
      <text:p text:style-name="P9"><text:span text:style-name="T26">Steepest Descent:</text:span></text:p>
      <text:p text:style-name="P9"><text:span text:style-name="T26"/></text:p>
      <text:p text:style-name="P9"><text:span text:style-name="T26"><text:tab/></text:span><text:span text:style-name="T26"><draw:frame draw:style-name="fr1" draw:name="Object17" text:anchor-type="as-char" svg:width="1.8071in" svg:height="0.2283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26"><text:tab/></text:span><text:span text:style-name="T26"><draw:frame draw:style-name="fr1" draw:name="Object18" text:anchor-type="as-char" svg:width="0.928in" svg:height="0.2283in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9"><text:span text:style-name="T26"/></text:p>
      <text:p text:style-name="P9"><text:span text:style-name="T26"><text:tab/></text:span><text:span text:style-name="T26"><draw:frame draw:style-name="fr1" draw:name="Object19" text:anchor-type="as-char" svg:width="2.7138in" svg:height="0.4193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9"><text:span text:style-name="T26"/></text:p>
      <text:p text:style-name="P9"><text:span text:style-name="T26"/></text:p>
      <text:p text:style-name="P9"><text:span text:style-name="T26"/></text:p>
      <text:p text:style-name="P9"><text:span text:style-name="T26">Conjugate Gradient:</text:span></text:p>
      <text:p text:style-name="P9"><text:span text:style-name="T26"/></text:p>
      <text:p text:style-name="P9"><text:span text:style-name="T26"><text:tab/>Samma som Steepest Decent, men man räknar</text:span><text:span text:style-name="T26"><draw:frame draw:style-name="fr1" draw:name="Object20" text:anchor-type="as-char" svg:width="0.148in" svg:height="0.1929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26">som</text:span></text:p>
      <text:p text:style-name="P9"><text:span text:style-name="T26"><text:tab/>en ortogonalsering mot Krylov-vektorer/rum.</text:span></text:p>
      <text:p text:style-name="P9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Tahoma1" svg:font-family="Tahoma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ans2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H49M12S</meta:editing-duration>
    <meta:editing-cycles>40</meta:editing-cycles>
    <meta:generator>OpenOffice.org/3.2$Linux OpenOffice.org_project/320m19$Build-9505</meta:generator>
    <dc:date>2010-12-17T14:49:57</dc:date>
    <dc:creator>Mattias </dc:creator>
    <meta:document-statistic meta:table-count="0" meta:image-count="0" meta:object-count="27" meta:page-count="7" meta:paragraph-count="149" meta:word-count="673" meta:character-count="338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p>
        <mover accent="true">
          <mi mathvariant="normal">x</mi>
          <mo stretchy="false">→</mo>
        </mover>
        <mi mathvariant="normal">i</mi>
      </msup>
      <mi mathvariant="normal">=</mi>
      <mfenced open="" close="">
        <mtable>
          <mtr>
            <mtd>
              <msub>
                <msup>
                  <mover accent="true">
                    <mi mathvariant="normal">x</mi>
                    <mo stretchy="false">→</mo>
                  </mover>
                  <mi mathvariant="normal">i</mi>
                </msup>
                <mi mathvariant="normal">x</mi>
              </msub>
            </mtd>
          </mtr>
          <mtr>
            <mtd>
              <msub>
                <msup>
                  <mover accent="true">
                    <mi mathvariant="normal">x</mi>
                    <mo stretchy="false">→</mo>
                  </mover>
                  <mi mathvariant="normal">i</mi>
                </msup>
                <mi mathvariant="normal">y</mi>
              </msub>
            </mtd>
          </mtr>
        </mtable>
      </mfenced>
    </mrow>
    <annotation encoding="StarMath 5.0">{widevec x}^i = left ( stack{{{widevec x}^i}_x # {{widevec x}^i}_y} right )</annotation>
  </semantics>
</math>
</file>

<file path=Object 10/content.xml><?xml version="1.0" encoding="utf-8"?>
<math xmlns="http://www.w3.org/1998/Math/MathML">
  <semantics>
    <mrow>
      <mrow>
        <msup>
          <mi mathvariant="normal">u</mi>
          <mrow>
            <mi mathvariant="normal">n</mi>
            <mo stretchy="false">+</mo>
            <mn>1</mn>
          </mrow>
        </msup>
        <mi mathvariant="normal">=</mi>
        <mrow>
          <msup>
            <mi mathvariant="normal">u</mi>
            <mi mathvariant="normal">n</mi>
          </msup>
          <mo stretchy="false">+</mo>
          <mi>kƒ</mi>
        </mrow>
      </mrow>
      <mrow>
        <mo stretchy="false">(</mo>
        <msup>
          <mi mathvariant="normal">u</mi>
          <mrow>
            <mi mathvariant="normal">n</mi>
            <mo stretchy="false">+</mo>
            <mn>1</mn>
          </mrow>
        </msup>
        <mo stretchy="false">)</mo>
      </mrow>
    </mrow>
    <annotation encoding="StarMath 5.0">u^{n + 1} = u^n + kƒ(u^{n+1})</annotation>
  </semantics>
</math>
</file>

<file path=Object 11/content.xml><?xml version="1.0" encoding="utf-8"?>
<math xmlns="http://www.w3.org/1998/Math/MathML">
  <semantics>
    <mrow>
      <mi mathvariant="normal">α</mi>
      <mi mathvariant="normal">=</mi>
      <mfrac>
        <mn>1</mn>
        <mrow>
          <mi mathvariant="normal">R</mi>
          <mrow>
            <mo stretchy="false">(</mo>
            <mi mathvariant="normal">q</mi>
            <mo stretchy="false">)</mo>
          </mrow>
        </mrow>
      </mfrac>
    </mrow>
    <annotation encoding="StarMath 5.0">α = 1 over {R(q)}</annotation>
  </semantics>
</math>
</file>

<file path=Object 12/content.xml><?xml version="1.0" encoding="utf-8"?>
<math xmlns="http://www.w3.org/1998/Math/MathML">
  <semantics>
    <mrow>
      <mi mathvariant="normal">q</mi>
      <mi mathvariant="normal">=</mi>
      <mrow>
        <mi mathvariant="normal">q</mi>
        <mi mathvariant="normal">−</mi>
        <mfrac>
          <mrow>
            <mi mathvariant="normal">R</mi>
            <mrow>
              <mo stretchy="false">(</mo>
              <mi mathvariant="normal">q</mi>
              <mo stretchy="false">)</mo>
            </mrow>
          </mrow>
          <mrow>
            <mi mathvariant="normal">R</mi>
            <mi mathvariant="normal">'</mi>
            <mrow>
              <mo stretchy="false">(</mo>
              <mi mathvariant="normal">q</mi>
              <mo stretchy="false">)</mo>
            </mrow>
          </mrow>
        </mfrac>
      </mrow>
    </mrow>
    <annotation encoding="StarMath 5.0">q = q - {R(q)} over {R'(q)}</annotation>
  </semantics>
</math>
</file>

<file path=Object 13/content.xml><?xml version="1.0" encoding="utf-8"?>
<math xmlns="http://www.w3.org/1998/Math/MathML">
  <semantics>
    <mrow>
      <msub>
        <mi mathvariant="normal">q</mi>
        <mrow>
          <mi mathvariant="normal">m</mi>
          <mo stretchy="false">+</mo>
          <mn>1</mn>
        </mrow>
      </msub>
      <mi mathvariant="normal">=</mi>
      <mrow>
        <msub>
          <mi mathvariant="normal">q</mi>
          <mi mathvariant="normal">m</mi>
        </msub>
        <mi mathvariant="normal">−</mi>
        <mfrac>
          <mrow>
            <mi mathvariant="normal">R</mi>
            <mrow>
              <mo stretchy="false">(</mo>
              <msub>
                <mi mathvariant="normal">q</mi>
                <mi mathvariant="normal">m</mi>
              </msub>
              <mo stretchy="false">)</mo>
            </mrow>
          </mrow>
          <mrow>
            <mi mathvariant="normal">R</mi>
            <mi mathvariant="normal">'</mi>
            <mrow>
              <mo stretchy="false">(</mo>
              <msub>
                <mi mathvariant="normal">q</mi>
                <mi mathvariant="normal">m</mi>
              </msub>
              <mo stretchy="false">)</mo>
            </mrow>
          </mrow>
        </mfrac>
      </mrow>
    </mrow>
    <annotation encoding="StarMath 5.0">q_{m + 1} = q_m - {{R(q_m)} over {R'(q_m)}}</annotation>
  </semantics>
</math>
</file>

<file path=Object 14/content.xml><?xml version="1.0" encoding="utf-8"?>
<math xmlns="http://www.w3.org/1998/Math/MathML">
  <semantics>
    <mrow>
      <mrow>
        <mi mathvariant="normal">J</mi>
        <mi mathvariant="normal">=</mi>
        <mi mathvariant="normal">R</mi>
      </mrow>
      <mi mathvariant="normal">'</mi>
      <mrow>
        <mo stretchy="false">(</mo>
        <msub>
          <mi mathvariant="normal">q</mi>
          <mi mathvariant="normal">m</mi>
        </msub>
        <mo stretchy="false">)</mo>
      </mrow>
      <mi/>
      <mi mathvariant="normal">⇒</mi>
      <mi/>
      <mrow>
        <mrow>
          <mi mathvariant="normal">J</mi>
          <mi mathvariant="normal">⋅</mi>
          <msub>
            <mi mathvariant="normal">q</mi>
            <mrow>
              <mi mathvariant="normal">m</mi>
              <mo stretchy="false">+</mo>
              <mn>1</mn>
            </mrow>
          </msub>
        </mrow>
        <mi mathvariant="normal">=</mi>
        <mrow>
          <mrow>
            <mi mathvariant="normal">J</mi>
            <mi mathvariant="normal">⋅</mi>
            <msub>
              <mi mathvariant="normal">q</mi>
              <mi mathvariant="normal">m</mi>
            </msub>
          </mrow>
          <mi mathvariant="normal">−</mi>
          <mi mathvariant="normal">R</mi>
        </mrow>
      </mrow>
      <mrow>
        <mo stretchy="false">(</mo>
        <msub>
          <mi mathvariant="normal">q</mi>
          <mi mathvariant="normal">m</mi>
        </msub>
        <mo stretchy="false">)</mo>
      </mrow>
    </mrow>
    <annotation encoding="StarMath 5.0">J = R'(q_m)  ~~ drarrow ~~ J cdot q_{m + 1} = J cdot q_m - R(q_m)</annotation>
  </semantics>
</math>
</file>

<file path=Object 15/content.xml><?xml version="1.0" encoding="utf-8"?>
<math xmlns="http://www.w3.org/1998/Math/MathML">
  <semantics>
    <mrow>
      <mstyle mathvariant="bold">
        <mrow>
          <mi mathvariant="normal">A</mi>
        </mrow>
      </mstyle>
      <mrow>
        <mover accent="true">
          <mi mathvariant="normal">x</mi>
          <mo stretchy="false">→</mo>
        </mover>
        <mi mathvariant="normal">=</mi>
        <mover accent="true">
          <mi mathvariant="normal">b</mi>
          <mo stretchy="false">→</mo>
        </mover>
      </mrow>
      <mi/>
      <mi mathvariant="normal">⇒</mi>
      <mi/>
      <mtext>{</mtext>
      <mrow>
        <mstyle mathvariant="bold">
          <mrow>
            <mi mathvariant="normal">A</mi>
          </mrow>
        </mstyle>
        <mi mathvariant="normal">=</mi>
        <mrow>
          <mstyle mathvariant="bold">
            <mrow>
              <mi mathvariant="normal">D</mi>
            </mrow>
          </mstyle>
          <mo stretchy="false">+</mo>
          <mstyle mathvariant="bold">
            <mrow>
              <mi mathvariant="normal">M</mi>
            </mrow>
          </mstyle>
        </mrow>
      </mrow>
      <mtext>}</mtext>
      <mi/>
      <mi mathvariant="normal">⇒</mi>
      <mi/>
      <mrow>
        <mi mathvariant="normal">x</mi>
        <mi mathvariant="normal">=</mi>
        <msup>
          <mstyle mathvariant="bold">
            <mrow>
              <mi mathvariant="normal">D</mi>
            </mrow>
          </mstyle>
          <mrow>
            <mi mathvariant="normal">−</mi>
            <mn>1</mn>
          </mrow>
        </msup>
      </mrow>
      <mrow>
        <mrow>
          <mo stretchy="false">(</mo>
          <mrow>
            <mrow>
              <mi mathvariant="normal">−</mi>
              <mstyle mathvariant="bold">
                <mrow>
                  <mi mathvariant="normal">M</mi>
                </mrow>
              </mstyle>
            </mrow>
            <mrow>
              <mover accent="true">
                <mi mathvariant="normal">x</mi>
                <mo stretchy="false">→</mo>
              </mover>
              <mo stretchy="false">+</mo>
              <mover accent="true">
                <mi mathvariant="normal">b</mi>
                <mo stretchy="false">→</mo>
              </mover>
            </mrow>
          </mrow>
          <mo stretchy="false">)</mo>
        </mrow>
        <mi mathvariant="normal">=</mi>
        <mover accent="true">
          <mi mathvariant="normal">g</mi>
          <mo stretchy="false">→</mo>
        </mover>
      </mrow>
      <mrow>
        <mo stretchy="false">(</mo>
        <mover accent="true">
          <mi mathvariant="normal">x</mi>
          <mo stretchy="false">→</mo>
        </mover>
        <mo stretchy="false">)</mo>
      </mrow>
    </mrow>
    <annotation encoding="StarMath 5.0">{bold A}{widevec x} = {widevec b} ~~ drarrow ~~ "{" {bold A} = {bold D} + {bold M} "}" ~~ drarrow ~~ x = {bold D}^-1 ( -{bold M}{widevec x} + {widevec b} ) = {widevec g}({widevec x})</annotation>
  </semantics>
</math>
</file>

<file path=Object 16/content.xml><?xml version="1.0" encoding="utf-8"?>
<math xmlns="http://www.w3.org/1998/Math/MathML">
  <semantics>
    <mrow>
      <mrow>
        <mrow>
          <mi stretchy="false" mathvariant="normal">∥</mi>
          <mrow>
            <mover accent="true">
              <mi mathvariant="normal">g</mi>
              <mo stretchy="false">→</mo>
            </mover>
            <mi mathvariant="normal">'</mi>
          </mrow>
          <mi stretchy="false" mathvariant="normal">∥</mi>
        </mrow>
        <mi mathvariant="normal">=</mi>
        <mrow>
          <mi stretchy="false" mathvariant="normal">∥</mi>
          <mrow>
            <msup>
              <mstyle mathvariant="bold">
                <mrow>
                  <mi mathvariant="normal">D</mi>
                </mrow>
              </mstyle>
              <mrow>
                <mi mathvariant="normal">−</mi>
                <mn>1</mn>
              </mrow>
            </msup>
            <mstyle mathvariant="bold">
              <mrow>
                <mi mathvariant="normal">M</mi>
              </mrow>
            </mstyle>
          </mrow>
          <mi stretchy="false" mathvariant="normal">∥</mi>
        </mrow>
      </mrow>
      <mo stretchy="false">&lt;</mo>
      <mn>1</mn>
    </mrow>
    <annotation encoding="StarMath 5.0">ldline {widevec g}' rdline  = ldline {bold D}^-1 {bold M} rdline &lt; 1
</annotation>
  </semantics>
</math>
</file>

<file path=Object 17/content.xml><?xml version="1.0" encoding="utf-8"?>
<math xmlns="http://www.w3.org/1998/Math/MathML">
  <semantics>
    <mrow>
      <mrow>
        <mover accent="true">
          <mi mathvariant="normal">x</mi>
          <mo stretchy="false">→</mo>
        </mover>
        <mi mathvariant="normal">=</mi>
        <mrow>
          <mover accent="true">
            <mi mathvariant="normal">x</mi>
            <mo stretchy="false">→</mo>
          </mover>
          <mi mathvariant="normal">−</mi>
          <mi mathvariant="normal">α</mi>
        </mrow>
      </mrow>
      <mrow>
        <mrow>
          <mo stretchy="false">(</mo>
          <mrow>
            <mstyle mathvariant="bold">
              <mrow>
                <mi mathvariant="normal">A</mi>
              </mrow>
            </mstyle>
            <mrow>
              <mover accent="true">
                <mi mathvariant="normal">x</mi>
                <mo stretchy="false">→</mo>
              </mover>
              <mi mathvariant="normal">−</mi>
              <mover accent="true">
                <mi mathvariant="normal">b</mi>
                <mo stretchy="false">→</mo>
              </mover>
            </mrow>
          </mrow>
          <mo stretchy="false">)</mo>
        </mrow>
        <mi mathvariant="normal">=</mi>
        <mover accent="true">
          <mi mathvariant="normal">g</mi>
          <mo stretchy="false">→</mo>
        </mover>
      </mrow>
      <mrow>
        <mo stretchy="false">(</mo>
        <mover accent="true">
          <mi mathvariant="normal">x</mi>
          <mo stretchy="false">→</mo>
        </mover>
        <mo stretchy="false">)</mo>
      </mrow>
    </mrow>
    <annotation encoding="StarMath 5.0">{widevec x} = {widevec x} - α({bold A}{widevec x} - {widevec b}) = {widevec g}({widevec x})</annotation>
  </semantics>
</math>
</file>

<file path=Object 18/content.xml><?xml version="1.0" encoding="utf-8"?>
<math xmlns="http://www.w3.org/1998/Math/MathML">
  <semantics>
    <mrow>
      <mo stretchy="false">(</mo>
      <mrow>
        <mrow>
          <mover accent="true">
            <mi mathvariant="normal">r</mi>
            <mo stretchy="false">→</mo>
          </mover>
          <mi mathvariant="normal">=</mi>
          <mstyle mathvariant="bold">
            <mrow>
              <mi mathvariant="normal">A</mi>
            </mrow>
          </mstyle>
        </mrow>
        <mrow>
          <mover accent="true">
            <mi mathvariant="normal">x</mi>
            <mo stretchy="false">→</mo>
          </mover>
          <mi mathvariant="normal">−</mi>
          <mover accent="true">
            <mi mathvariant="normal">b</mi>
            <mo stretchy="false">→</mo>
          </mover>
        </mrow>
      </mrow>
      <mo stretchy="false">)</mo>
    </mrow>
    <annotation encoding="StarMath 5.0">({widevec r} = {bold A}{widevec x} - {widevec b})</annotation>
  </semantics>
</math>
</file>

<file path=Object 19/content.xml><?xml version="1.0" encoding="utf-8"?>
<math xmlns="http://www.w3.org/1998/Math/MathML">
  <semantics>
    <mrow>
      <mrow>
        <mrow>
          <mrow>
            <mi stretchy="false" mathvariant="normal">∥</mi>
            <mrow>
              <mover accent="true">
                <mi mathvariant="normal">g</mi>
                <mo stretchy="false">→</mo>
              </mover>
              <mi mathvariant="normal">'</mi>
            </mrow>
            <mi stretchy="false" mathvariant="normal">∥</mi>
          </mrow>
          <mi mathvariant="normal">=</mi>
          <mrow>
            <mi stretchy="false" mathvariant="normal">∥</mi>
            <mrow>
              <mrow>
                <mstyle mathvariant="bold">
                  <mrow>
                    <mi mathvariant="normal">I</mi>
                  </mrow>
                </mstyle>
                <mi mathvariant="normal">−</mi>
                <mi mathvariant="normal">α</mi>
              </mrow>
              <mstyle mathvariant="bold">
                <mrow>
                  <mi mathvariant="normal">A</mi>
                </mrow>
              </mstyle>
            </mrow>
            <mi stretchy="false" mathvariant="normal">∥</mi>
          </mrow>
        </mrow>
        <mi mathvariant="normal">=</mi>
        <mn>0</mn>
      </mrow>
      <mi/>
      <mi mathvariant="normal">⇒</mi>
      <mi/>
      <mrow>
        <mi mathvariant="normal">α</mi>
        <mi mathvariant="normal">=</mi>
        <mfrac>
          <mrow>
            <mi stretchy="false" mathvariant="normal">〈</mi>
            <mrow>
              <mover accent="true">
                <mi mathvariant="normal">r</mi>
                <mo stretchy="false">→</mo>
              </mover>
              <mi mathvariant="normal">;</mi>
              <mi/>
              <mover accent="true">
                <mi mathvariant="normal">r</mi>
                <mo stretchy="false">→</mo>
              </mover>
            </mrow>
            <mi stretchy="false" mathvariant="normal">〉</mi>
          </mrow>
          <mrow>
            <mi stretchy="false" mathvariant="normal">〈</mi>
            <mrow>
              <mover accent="true">
                <mi mathvariant="normal">r</mi>
                <mo stretchy="false">→</mo>
              </mover>
              <mi mathvariant="normal">;</mi>
              <mi/>
              <mstyle mathvariant="bold">
                <mrow>
                  <mi mathvariant="normal">A</mi>
                </mrow>
              </mstyle>
              <mover accent="true">
                <mi mathvariant="normal">r</mi>
                <mo stretchy="false">→</mo>
              </mover>
            </mrow>
            <mi stretchy="false" mathvariant="normal">〉</mi>
          </mrow>
        </mfrac>
      </mrow>
    </mrow>
    <annotation encoding="StarMath 5.0">ldline {widevec g}' rdline = ldline {bold I} - α{bold A} rdline = 0 ~~ drarrow ~~ α = {langle {widevec r};`{widevec r} rangle } over {langle {widevec r};`{bold A}{widevec r} rangle }</annotation>
  </semantics>
</math>
</file>

<file path=Object 2/content.xml><?xml version="1.0" encoding="utf-8"?>
<math xmlns="http://www.w3.org/1998/Math/MathML">
  <semantics>
    <mrow>
      <msup>
        <mover accent="true">
          <mi mathvariant="normal">v</mi>
          <mo stretchy="false">→</mo>
        </mover>
        <mi mathvariant="normal">i</mi>
      </msup>
      <mi mathvariant="normal">=</mi>
      <mfenced open="" close="">
        <mtable>
          <mtr>
            <mtd>
              <msub>
                <msup>
                  <mover accent="true">
                    <mi mathvariant="normal">v</mi>
                    <mo stretchy="false">→</mo>
                  </mover>
                  <mi mathvariant="normal">i</mi>
                </msup>
                <mi mathvariant="normal">x</mi>
              </msub>
            </mtd>
          </mtr>
          <mtr>
            <mtd>
              <msub>
                <msup>
                  <mover accent="true">
                    <mi mathvariant="normal">v</mi>
                    <mo stretchy="false">→</mo>
                  </mover>
                  <mi mathvariant="normal">i</mi>
                </msup>
                <mi mathvariant="normal">y</mi>
              </msub>
            </mtd>
          </mtr>
        </mtable>
      </mfenced>
    </mrow>
    <annotation encoding="StarMath 5.0">{widevec v}^i = left ( stack{{{widevec v}^i}_x # {{widevec v}^i}_y} right )</annotation>
  </semantics>
</math>
</file>

<file path=Object 20/content.xml><?xml version="1.0" encoding="utf-8"?>
<math xmlns="http://www.w3.org/1998/Math/MathML">
  <semantics>
    <mover accent="true">
      <mi mathvariant="normal">r</mi>
      <mo stretchy="false">→</mo>
    </mover>
    <annotation encoding="StarMath 5.0">widevec r</annotation>
  </semantics>
</math>
</file>

<file path=Object 21/content.xml><?xml version="1.0" encoding="utf-8"?>
<math xmlns="http://www.w3.org/1998/Math/MathML">
  <semantics>
    <mrow>
      <mi mathvariant="normal">ƒ</mi>
      <mrow>
        <mrow>
          <mo stretchy="false">(</mo>
          <mn>0</mn>
          <mo stretchy="false">)</mo>
        </mrow>
        <mi mathvariant="normal">=</mi>
        <mn>0</mn>
      </mrow>
    </mrow>
    <annotation encoding="StarMath 5.0">ƒ(0) = 0</annotation>
  </semantics>
</math>
</file>

<file path=Object 22/content.xml><?xml version="1.0" encoding="utf-8"?>
<math xmlns="http://www.w3.org/1998/Math/MathML">
  <semantics>
    <mrow>
      <mrow>
        <msup>
          <mi mathvariant="normal">u</mi>
          <mrow>
            <mi mathvariant="normal">n</mi>
            <mo stretchy="false">+</mo>
            <mn>1</mn>
          </mrow>
        </msup>
        <mi mathvariant="normal">=</mi>
        <mi mathvariant="normal">g</mi>
      </mrow>
      <mrow>
        <mo stretchy="false">(</mo>
        <msup>
          <mi mathvariant="normal">u</mi>
          <mi mathvariant="normal">n</mi>
        </msup>
        <mo stretchy="false">)</mo>
      </mrow>
    </mrow>
    <annotation encoding="StarMath 5.0">u^{n + 1} = g(u^n)</annotation>
  </semantics>
</math>
</file>

<file path=Object 23/content.xml><?xml version="1.0" encoding="utf-8"?>
<math xmlns="http://www.w3.org/1998/Math/MathML">
  <semantics>
    <mrow>
      <mrow>
        <mrow>
          <msup>
            <mi mathvariant="normal">e</mi>
            <mrow>
              <mi mathvariant="normal">n</mi>
              <mo stretchy="false">+</mo>
              <mn>1</mn>
            </mrow>
          </msup>
          <mi mathvariant="normal">=</mi>
          <mrow>
            <msup>
              <mi mathvariant="normal">u</mi>
              <mrow>
                <mi mathvariant="normal">n</mi>
                <mo stretchy="false">+</mo>
                <mn>1</mn>
              </mrow>
            </msup>
            <mi mathvariant="normal">−</mi>
            <msup>
              <mi mathvariant="normal">u</mi>
              <mi mathvariant="normal">n</mi>
            </msup>
          </mrow>
        </mrow>
        <mi mathvariant="normal">=</mi>
        <mi mathvariant="normal">g</mi>
      </mrow>
      <mrow>
        <mrow>
          <mo stretchy="false">(</mo>
          <msup>
            <mi mathvariant="normal">u</mi>
            <mi mathvariant="normal">n</mi>
          </msup>
          <mo stretchy="false">)</mo>
        </mrow>
        <mi mathvariant="normal">−</mi>
        <mi mathvariant="normal">g</mi>
      </mrow>
      <mrow>
        <mo stretchy="false">(</mo>
        <msup>
          <mi mathvariant="normal">u</mi>
          <mrow>
            <mi mathvariant="normal">n</mi>
            <mi mathvariant="normal">−</mi>
            <mn>1</mn>
          </mrow>
        </msup>
        <mo stretchy="false">)</mo>
      </mrow>
    </mrow>
    <annotation encoding="StarMath 5.0">e^{n + 1} = u^{n + 1} - u^n = g(u^n) - g(u^{n − 1})</annotation>
  </semantics>
</math>
</file>

<file path=Object 24/content.xml><?xml version="1.0" encoding="utf-8"?>
<math xmlns="http://www.w3.org/1998/Math/MathML">
  <semantics>
    <mrow>
      <mfenced open="∣" close="∣">
        <msup>
          <mi mathvariant="normal">e</mi>
          <mrow>
            <mi mathvariant="normal">n</mi>
            <mo stretchy="false">+</mo>
            <mn>1</mn>
          </mrow>
        </msup>
      </mfenced>
      <mi mathvariant="normal">=</mi>
      <mfenced open="∣" close="∣">
        <mrow>
          <mi mathvariant="normal">g</mi>
          <mrow>
            <mrow>
              <mo stretchy="false">(</mo>
              <msup>
                <mi mathvariant="normal">u</mi>
                <mi mathvariant="normal">n</mi>
              </msup>
              <mo stretchy="false">)</mo>
            </mrow>
            <mi mathvariant="normal">−</mi>
            <mi mathvariant="normal">g</mi>
          </mrow>
          <mrow>
            <mo stretchy="false">(</mo>
            <msup>
              <mi mathvariant="normal">u</mi>
              <mrow>
                <mi mathvariant="normal">n</mi>
                <mo stretchy="false">+</mo>
                <mn>1</mn>
              </mrow>
            </msup>
            <mo stretchy="false">)</mo>
          </mrow>
        </mrow>
      </mfenced>
    </mrow>
    <annotation encoding="StarMath 5.0">abs{ e^{n + 1} } = abs{ g(u^n) - g(u^{n + 1})}</annotation>
  </semantics>
</math>
</file>

<file path=Object 25/content.xml><?xml version="1.0" encoding="utf-8"?>
<math xmlns="http://www.w3.org/1998/Math/MathML">
  <semantics>
    <mrow>
      <mrow>
        <mrow>
          <mfenced open="∣" close="∣">
            <msup>
              <mi mathvariant="normal">e</mi>
              <mrow>
                <mi mathvariant="normal">n</mi>
                <mo stretchy="false">+</mo>
                <mn>1</mn>
              </mrow>
            </msup>
          </mfenced>
          <mi mathvariant="normal">=</mi>
          <mfenced open="∣" close="∣">
            <mrow>
              <mi mathvariant="normal">g</mi>
              <mrow>
                <mrow>
                  <mo stretchy="false">(</mo>
                  <msup>
                    <mi mathvariant="normal">u</mi>
                    <mi mathvariant="normal">n</mi>
                  </msup>
                  <mo stretchy="false">)</mo>
                </mrow>
                <mi mathvariant="normal">−</mi>
                <mi mathvariant="normal">g</mi>
              </mrow>
              <mrow>
                <mo stretchy="false">(</mo>
                <msup>
                  <mi mathvariant="normal">u</mi>
                  <mrow>
                    <mi mathvariant="normal">n</mi>
                    <mo stretchy="false">+</mo>
                    <mn>1</mn>
                  </mrow>
                </msup>
                <mo stretchy="false">)</mo>
              </mrow>
            </mrow>
          </mfenced>
        </mrow>
        <mi mathvariant="normal">≤</mi>
        <mi mathvariant="normal">L</mi>
      </mrow>
      <mfenced open="∣" close="∣">
        <mrow>
          <msup>
            <mi mathvariant="normal">u</mi>
            <mi mathvariant="normal">n</mi>
          </msup>
          <mi mathvariant="normal">−</mi>
          <msup>
            <mi mathvariant="normal">u</mi>
            <mrow>
              <mi mathvariant="normal">n</mi>
              <mi mathvariant="normal">−</mi>
              <mn>1</mn>
            </mrow>
          </msup>
        </mrow>
      </mfenced>
    </mrow>
    <annotation encoding="StarMath 5.0">abs{ e^{n + 1} } = abs{ g(u^n) - g(u^{n + 1})} &lt;= L abs{u^n - u^{n - 1}}</annotation>
  </semantics>
</math>
</file>

<file path=Object 26/content.xml><?xml version="1.0" encoding="utf-8"?>
<math xmlns="http://www.w3.org/1998/Math/MathML">
  <semantics>
    <mrow>
      <mrow>
        <mfenced open="∣" close="∣">
          <msup>
            <mi mathvariant="normal">e</mi>
            <mrow>
              <mi mathvariant="normal">n</mi>
              <mo stretchy="false">+</mo>
              <mn>1</mn>
            </mrow>
          </msup>
        </mfenced>
        <mi mathvariant="normal">≤</mi>
        <mi mathvariant="normal">L</mi>
      </mrow>
      <mfenced open="∣" close="∣">
        <msup>
          <mi mathvariant="normal">e</mi>
          <mi mathvariant="normal">n</mi>
        </msup>
      </mfenced>
    </mrow>
    <annotation encoding="StarMath 5.0">abs{e^{n+1}} &lt;= L abs{e^n}</annotation>
  </semantics>
</math>
</file>

<file path=Object 27/content.xml><?xml version="1.0" encoding="utf-8"?>
<math xmlns="http://www.w3.org/1998/Math/MathML">
  <semantics>
    <mrow>
      <mfenced open="∣" close="∣">
        <mrow>
          <mi mathvariant="normal">g</mi>
          <mi mathvariant="normal">'</mi>
          <mrow>
            <mo stretchy="false">(</mo>
            <mi mathvariant="normal">u</mi>
            <mo stretchy="false">)</mo>
          </mrow>
        </mrow>
      </mfenced>
      <mo stretchy="false">&lt;</mo>
      <mn>1</mn>
    </mrow>
    <annotation encoding="StarMath 5.0">abs{g'(u)} &lt; 1</annotation>
  </semantics>
</math>
</file>

<file path=Object 3/content.xml><?xml version="1.0" encoding="utf-8"?>
<math xmlns="http://www.w3.org/1998/Math/MathML">
  <semantics>
    <mrow>
      <msup>
        <mover accent="true">
          <mover accent="true">
            <mi mathvariant="normal">x</mi>
            <mo stretchy="false">→</mo>
          </mover>
          <mi mathvariant="normal">˙</mi>
        </mover>
        <mi mathvariant="normal">i</mi>
      </msup>
      <mi mathvariant="normal">=</mi>
      <msup>
        <mover accent="true">
          <mi mathvariant="normal">v</mi>
          <mo stretchy="false">→</mo>
        </mover>
        <mi mathvariant="normal">i</mi>
      </msup>
    </mrow>
    <annotation encoding="StarMath 5.0">{dot widevec x}^i = {widevec v}^i</annotation>
  </semantics>
</math>
</file>

<file path=Object 4/content.xml><?xml version="1.0" encoding="utf-8"?>
<math xmlns="http://www.w3.org/1998/Math/MathML">
  <semantics>
    <mrow>
      <msup>
        <mover accent="true">
          <mover accent="true">
            <mi mathvariant="normal">v</mi>
            <mo stretchy="false">→</mo>
          </mover>
          <mi mathvariant="normal">˙</mi>
        </mover>
        <mi mathvariant="normal">i</mi>
      </msup>
      <mi mathvariant="normal">=</mi>
      <mfrac>
        <msup>
          <mover accent="true">
            <mi mathvariant="normal">F</mi>
            <mo stretchy="false">→</mo>
          </mover>
          <mi mathvariant="normal">i</mi>
        </msup>
        <msup>
          <mi mathvariant="normal">m</mi>
          <mi mathvariant="normal">i</mi>
        </msup>
      </mfrac>
    </mrow>
    <annotation encoding="StarMath 5.0">{dot widevec v}^i = {widevec F}^i over m^i</annotation>
  </semantics>
</math>
</file>

<file path=Object 5/content.xml><?xml version="1.0" encoding="utf-8"?>
<math xmlns="http://www.w3.org/1998/Math/MathML">
  <semantics>
    <mrow>
      <msup>
        <mi mathvariant="normal">F</mi>
        <mi mathvariant="normal">i</mi>
      </msup>
      <mi mathvariant="normal">=</mi>
      <mrow>
        <munderover>
          <mi mathvariant="normal">∑</mi>
          <mrow>
            <mi mathvariant="normal">j</mi>
            <mi mathvariant="normal">=</mi>
            <mn>0</mn>
          </mrow>
          <mi mathvariant="normal">N</mi>
        </munderover>
        <msup>
          <mi mathvariant="normal">F</mi>
          <mi>ij</mi>
        </msup>
      </mrow>
    </mrow>
    <annotation encoding="StarMath 5.0">F^i = sum from {j = 0} to N F^ij</annotation>
  </semantics>
</math>
</file>

<file path=Object 6/content.xml><?xml version="1.0" encoding="utf-8"?>
<math xmlns="http://www.w3.org/1998/Math/MathML">
  <semantics>
    <mrow>
      <mover accent="true">
        <mi mathvariant="normal">u</mi>
        <mo stretchy="false">→</mo>
      </mover>
      <mi mathvariant="normal">=</mi>
      <mfenced open="" close="">
        <mtable>
          <mtr>
            <mtd>
              <msub>
                <mover accent="true">
                  <mi mathvariant="normal">x</mi>
                  <mo stretchy="false">→</mo>
                </mover>
                <mi mathvariant="normal">x</mi>
              </msub>
            </mtd>
          </mtr>
          <mtr>
            <mtd>
              <msub>
                <mover accent="true">
                  <mi mathvariant="normal">x</mi>
                  <mo stretchy="false">→</mo>
                </mover>
                <mi mathvariant="normal">y</mi>
              </msub>
            </mtd>
          </mtr>
          <mtr>
            <mtd>
              <msub>
                <mover accent="true">
                  <mi mathvariant="normal">v</mi>
                  <mo stretchy="false">→</mo>
                </mover>
                <mi mathvariant="normal">x</mi>
              </msub>
            </mtd>
          </mtr>
          <mtr>
            <mtd>
              <msub>
                <mover accent="true">
                  <mi mathvariant="normal">v</mi>
                  <mo stretchy="false">→</mo>
                </mover>
                <mi mathvariant="normal">y</mi>
              </msub>
            </mtd>
          </mtr>
        </mtable>
      </mfenced>
    </mrow>
    <annotation encoding="StarMath 5.0">{widevec u} = left ( stack{
{widevec x}_x #
{widevec x}_y #
{widevec v}_x #
{widevec v}_y
} right )</annotation>
  </semantics>
</math>
</file>

<file path=Object 7/content.xml><?xml version="1.0" encoding="utf-8"?>
<math xmlns="http://www.w3.org/1998/Math/MathML">
  <semantics>
    <mrow>
      <mover accent="true">
        <mi mathvariant="normal">ƒ</mi>
        <mo stretchy="false">→</mo>
      </mover>
      <mi mathvariant="normal">=</mi>
      <mfenced open="" close="">
        <mtable>
          <mtr>
            <mtd>
              <msub>
                <mover accent="true">
                  <mi mathvariant="normal">v</mi>
                  <mo stretchy="false">→</mo>
                </mover>
                <mi mathvariant="normal">x</mi>
              </msub>
            </mtd>
          </mtr>
          <mtr>
            <mtd>
              <msub>
                <mover accent="true">
                  <mi mathvariant="normal">v</mi>
                  <mo stretchy="false">→</mo>
                </mover>
                <mi mathvariant="normal">y</mi>
              </msub>
            </mtd>
          </mtr>
          <mtr>
            <mtd>
              <msub>
                <mover accent="true">
                  <mi mathvariant="normal">F</mi>
                  <mo stretchy="false">→</mo>
                </mover>
                <mi mathvariant="normal">x</mi>
              </msub>
            </mtd>
          </mtr>
          <mtr>
            <mtd>
              <msub>
                <mover accent="true">
                  <mi mathvariant="normal">F</mi>
                  <mo stretchy="false">→</mo>
                </mover>
                <mi mathvariant="normal">y</mi>
              </msub>
            </mtd>
          </mtr>
        </mtable>
      </mfenced>
    </mrow>
    <annotation encoding="StarMath 5.0">{widevec ƒ} = left ( stack{
{widevec v}_x #
{widevec v}_y #
{widevec F}_x #
{widevec F}_y
} right )</annotation>
  </semantics>
</math>
</file>

<file path=Object 8/content.xml><?xml version="1.0" encoding="utf-8"?>
<math xmlns="http://www.w3.org/1998/Math/MathML">
  <semantics>
    <mrow>
      <mrow>
        <mover accent="true">
          <mover accent="true">
            <mi mathvariant="normal">u</mi>
            <mo stretchy="false">→</mo>
          </mover>
          <mi mathvariant="normal">˙</mi>
        </mover>
        <mi mathvariant="normal">=</mi>
        <mover accent="true">
          <mi mathvariant="normal">ƒ</mi>
          <mo stretchy="false">→</mo>
        </mover>
      </mrow>
      <mrow>
        <mo stretchy="false">(</mo>
        <mover accent="true">
          <mi mathvariant="normal">u</mi>
          <mo stretchy="false">→</mo>
        </mover>
        <mo stretchy="false">)</mo>
      </mrow>
    </mrow>
    <annotation encoding="StarMath 5.0">{dot widevec u} = {widevec ƒ}(widevec u)</annotation>
  </semantics>
</math>
</file>

<file path=Object 9/content.xml><?xml version="1.0" encoding="utf-8"?>
<math xmlns="http://www.w3.org/1998/Math/MathML">
  <semantics>
    <mrow>
      <mrow>
        <msup>
          <mi mathvariant="normal">u</mi>
          <mrow>
            <mi mathvariant="normal">n</mi>
            <mo stretchy="false">+</mo>
            <mn>1</mn>
          </mrow>
        </msup>
        <mi mathvariant="normal">=</mi>
        <mrow>
          <msup>
            <mi mathvariant="normal">u</mi>
            <mi mathvariant="normal">n</mi>
          </msup>
          <mo stretchy="false">+</mo>
          <mfrac>
            <mi mathvariant="normal">k</mi>
            <mn>2</mn>
          </mfrac>
        </mrow>
      </mrow>
      <mfenced open="" close="">
        <mrow>
          <mi mathvariant="normal">ƒ</mi>
          <mrow>
            <mrow>
              <mo stretchy="false">(</mo>
              <msup>
                <mi mathvariant="normal">u</mi>
                <mi mathvariant="normal">n</mi>
              </msup>
              <mo stretchy="false">)</mo>
            </mrow>
            <mo stretchy="false">+</mo>
            <mi mathvariant="normal">ƒ</mi>
          </mrow>
          <mrow>
            <mo stretchy="false">(</mo>
            <msup>
              <mi mathvariant="normal">u</mi>
              <mrow>
                <mi mathvariant="normal">n</mi>
                <mo stretchy="false">+</mo>
                <mn>1</mn>
              </mrow>
            </msup>
            <mo stretchy="false">)</mo>
          </mrow>
        </mrow>
      </mfenced>
    </mrow>
    <annotation encoding="StarMath 5.0">u^{n + 1} = u^n + {k over 2} left ( ƒ(u^n) + ƒ(u^{n+1}) right )</annotation>
  </semantics>
</math>
</file>